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6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189in"/>
    </style:style>
    <style:style style:name="co4" style:family="table-column">
      <style:table-column-properties fo:break-before="auto" style:column-width="1.2374in"/>
    </style:style>
    <style:style style:name="co5" style:family="table-column">
      <style:table-column-properties fo:break-before="auto" style:column-width="1.0437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1.1236in"/>
    </style:style>
    <style:style style:name="co8" style:family="table-column">
      <style:table-column-properties fo:break-before="auto" style:column-width="1.0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0.0008in solid #000000"/>
    </style:style>
    <style:style style:name="ce3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7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8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9" style:family="table-cell" style:parent-style-name="Default">
      <style:table-cell-properties fo:border-bottom="none" fo:border-left="none" fo:border-right="none" fo:border-top="0.0008in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12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008in solid #000000"/>
    </style:style>
    <style:style style:name="ce13" style:family="table-cell" style:parent-style-name="Default">
      <style:table-cell-properties fo:background-color="#000000" fo:border="0.0008in solid #000000" fo:padding-bottom="0.0193in" fo:padding-left="0.0138in" fo:padding-right="0.0138in" fo:padding-top="0.0193in"/>
    </style:style>
    <style:style style:name="ce14" style:family="table-cell" style:parent-style-name="Default" style:data-style-name="N118">
      <style:table-cell-properties fo:border="0.0008in solid #000000"/>
    </style:style>
    <style:style style:name="ce15" style:family="table-cell" style:parent-style-name="Default" style:data-style-name="N119">
      <style:table-cell-properties fo:border="0.0008in solid #000000" fo:padding-bottom="0.0193in" fo:padding-left="0.0138in" fo:padding-right="0.0138in" fo:padding-top="0.0193in"/>
    </style:style>
    <style:style style:name="ce16" style:family="table-cell" style:parent-style-name="Default" style:data-style-name="N60">
      <style:table-cell-properties fo:border="0.0008in solid #000000" fo:padding-bottom="0.0193in" fo:padding-left="0.0138in" fo:padding-right="0.0138in" fo:padding-top="0.0193in"/>
    </style:style>
    <style:style style:name="ce17" style:family="table-cell" style:parent-style-name="Default">
      <style:table-cell-properties fo:border-bottom="none" fo:border-left="none" fo:padding-bottom="0.0193in" fo:padding-left="0.0138in" fo:padding-right="0.0138in" fo:padding-top="0.0193in" fo:border-right="0.0008in solid #000000" fo:border-top="0.0008in solid #000000"/>
    </style:style>
    <style:style style:name="ce18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</style:style>
    <style:style style:name="ce19" style:family="table-cell" style:parent-style-name="Default" style:data-style-name="N0">
      <style:table-cell-properties fo:border="0.0008in solid #000000" fo:padding-bottom="0.0193in" fo:padding-left="0.0138in" fo:padding-right="0.0138in" fo:padding-top="0.0193in"/>
    </style:style>
    <style:style style:name="ce20" style:family="table-cell" style:parent-style-name="Default">
      <style:table-cell-properties fo:border-bottom="none" fo:border-left="none" fo:border-right="0.0008in solid #000000" fo:border-top="0.0008in solid #000000"/>
    </style:style>
    <style:style style:name="ce21" style:family="table-cell" style:parent-style-name="Default">
      <style:table-cell-properties fo:border-bottom="none" fo:border-left="none" fo:border-right="0.0008in solid #000000" fo:border-top="none"/>
    </style:style>
    <style:style style:name="ce22" style:family="table-cell" style:parent-style-name="Default" style:data-style-name="N117"/>
    <style:style style:name="ce23" style:family="table-cell" style:parent-style-name="Default" style:data-style-name="N118"/>
    <style:style style:name="ce24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0.0008in solid #000000"/>
    </style:style>
    <style:style style:name="ce25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26" style:family="table-cell" style:parent-style-name="Default" style:data-style-name="N1"/>
    <style:style style:name="ce27" style:family="table-cell" style:parent-style-name="Default">
      <style:table-cell-properties fo:border-bottom="0.0008in solid #000000" fo:border-left="none" fo:border-right="none" fo:border-top="none"/>
    </style:style>
    <style:style style:name="ce28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9" style:family="table-cell" style:parent-style-name="Default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Times and Iteration by Domain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20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Andrew Larson</text:p>
          </table:table-cell>
          <table:table-cell table:style-name="ce1" table:number-columns-repeated="13"/>
          <table:table-cell table:number-columns-repeated="16"/>
        </table:table-row>
        <table:table-row table:style-name="ro1">
          <table:table-cell table:style-name="ce1" office:value-type="string">
            <text:p>University of Minnesota Duluth</text:p>
          </table:table-cell>
          <table:table-cell table:style-name="ce1" table:number-columns-repeated="13"/>
          <table:table-cell table:number-columns-repeated="16"/>
        </table:table-row>
        <table:table-row table:style-name="ro1">
          <table:table-cell table:style-name="ce1" table:number-columns-repeated="14"/>
          <table:table-cell table:number-columns-repeated="16"/>
        </table:table-row>
        <table:table-row table:style-name="ro1">
          <table:table-cell table:style-name="ce1" office:value-type="string">
            <text:p>Herein you will find various timings related to using a SOR techniques in CUDA as apposed to Fortran.</text:p>
          </table:table-cell>
          <table:table-cell table:style-name="ce1" table:number-columns-repeated="13"/>
          <table:table-cell table:number-columns-repeated="16"/>
        </table:table-row>
        <table:table-row table:style-name="ro1">
          <table:table-cell table:style-name="ce1" table:number-columns-repeated="14"/>
          <table:table-cell table:number-columns-repeated="16"/>
        </table:table-row>
        <table:table-row table:style-name="ro1" table:number-rows-repeated="2">
          <table:table-cell table:style-name="Default"/>
          <table:table-cell table:number-columns-repeated="29"/>
        </table:table-row>
        <table:table-row table:style-name="ro2">
          <table:table-cell table:style-name="ce2" office:value-type="string" table:number-columns-spanned="10" table:number-rows-spanned="1">
            <text:p>Solution comparison</text:p>
          </table:table-cell>
          <table:covered-table-cell table:number-columns-repeated="9" table:style-name="ce9"/>
          <table:table-cell table:style-name="ce9" table:number-columns-repeated="5"/>
          <table:table-cell table:style-name="ce20"/>
          <table:table-cell table:number-columns-repeated="14"/>
        </table:table-row>
        <table:table-row table:style-name="ro2">
          <table:table-cell table:style-name="ce3" office:value-type="string" table:number-columns-spanned="10" table:number-rows-spanned="1">
            <text:p><text:s text:c="4"/>Fortran and C++ SOR run with a 2.66GHz processor</text:p>
          </table:table-cell>
          <table:covered-table-cell table:number-columns-repeated="9" table:style-name="ce10"/>
          <table:table-cell table:style-name="ce10" table:number-columns-repeated="5"/>
          <table:table-cell table:style-name="ce21"/>
          <table:table-cell table:number-columns-repeated="14"/>
        </table:table-row>
        <table:table-row table:style-name="ro2">
          <table:table-cell table:style-name="ce4" office:value-type="string" table:number-columns-spanned="10" table:number-rows-spanned="1">
            <text:p><text:s text:c="4"/>CUDA SOR RB run with a GeForce 8800 Ultra</text:p>
          </table:table-cell>
          <table:covered-table-cell table:number-columns-repeated="9" table:style-name="ce11"/>
          <table:table-cell table:style-name="ce11" table:number-columns-repeated="5"/>
          <table:table-cell table:style-name="ce18"/>
          <table:table-cell table:number-columns-repeated="14"/>
        </table:table-row>
        <table:table-row table:style-name="ro2">
          <table:table-cell office:value-type="string" table:number-columns-spanned="1" table:number-rows-spanned="2">
            <text:p>Domain</text:p>
          </table:table-cell>
          <table:table-cell table:style-name="ce6" office:value-type="string" table:number-columns-spanned="3" table:number-rows-spanned="1">
            <text:p>Fortran SOR (double precision)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CUDA SOR RB (float precision)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C++ SOR (float precision)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CUDA GS RB (float precision)</text:p>
          </table:table-cell>
          <table:covered-table-cell table:number-columns-repeated="2" table:style-name="ce6"/>
          <table:table-cell table:style-name="ce6" office:value-type="string" table:number-columns-spanned="3" table:number-rows-spanned="1">
            <text:p>CUDA GS (float precision)</text:p>
          </table:table-cell>
          <table:covered-table-cell table:number-columns-repeated="2" table:style-name="ce6"/>
          <table:table-cell table:number-columns-repeated="14"/>
        </table:table-row>
        <table:table-row table:style-name="ro2">
          <table:covered-table-cell/>
          <table:table-cell table:style-name="ce6" office:value-type="string">
            <text:p>Iterations</text:p>
          </table:table-cell>
          <table:table-cell table:style-name="ce6" office:value-type="string">
            <text:p>Time</text:p>
          </table:table-cell>
          <table:table-cell table:style-name="ce6" office:value-type="string">
            <text:p>Tolerance</text:p>
          </table:table-cell>
          <table:table-cell table:style-name="ce6" office:value-type="string">
            <text:p>Iterations</text:p>
          </table:table-cell>
          <table:table-cell table:style-name="ce6" office:value-type="string">
            <text:p>Time</text:p>
          </table:table-cell>
          <table:table-cell table:style-name="ce6" office:value-type="string">
            <text:p>Tolerance</text:p>
          </table:table-cell>
          <table:table-cell table:style-name="ce6" office:value-type="string">
            <text:p>Iterations</text:p>
          </table:table-cell>
          <table:table-cell table:style-name="ce6" office:value-type="string">
            <text:p>Time</text:p>
          </table:table-cell>
          <table:table-cell table:style-name="ce6" office:value-type="string">
            <text:p>Tolerance</text:p>
          </table:table-cell>
          <table:table-cell table:style-name="ce6" office:value-type="string">
            <text:p>Iterations</text:p>
          </table:table-cell>
          <table:table-cell table:style-name="ce6" office:value-type="string">
            <text:p>Time</text:p>
          </table:table-cell>
          <table:table-cell table:style-name="ce6" office:value-type="string">
            <text:p>Tolerance</text:p>
          </table:table-cell>
          <table:table-cell table:style-name="ce6" office:value-type="string">
            <text:p>Iterations</text:p>
          </table:table-cell>
          <table:table-cell table:style-name="ce6" office:value-type="string">
            <text:p>Time</text:p>
          </table:table-cell>
          <table:table-cell table:style-name="ce6" office:value-type="string">
            <text:p>Tolerance</text:p>
          </table:table-cell>
          <table:table-cell table:number-columns-repeated="2"/>
          <table:table-cell office:value-type="string">
            <text:p>Domain</text:p>
          </table:table-cell>
          <table:table-cell office:value-type="string">
            <text:p>Fortran</text:p>
          </table:table-cell>
          <table:table-cell office:value-type="string">
            <text:p>CUDA SOR</text:p>
          </table:table-cell>
          <table:table-cell office:value-type="string">
            <text:p>CUDA GS RB</text:p>
          </table:table-cell>
          <table:table-cell office:value-type="string">
            <text:p>CUDA GS</text:p>
          </table:table-cell>
          <table:table-cell office:value-type="string">
            <text:p>C++</text:p>
          </table:table-cell>
          <table:table-cell/>
          <table:table-cell office:value-type="string">
            <text:p>Domain</text:p>
          </table:table-cell>
          <table:table-cell office:value-type="string">
            <text:p>Fortran</text:p>
          </table:table-cell>
          <table:table-cell office:value-type="string">
            <text:p>CUDA SOR</text:p>
          </table:table-cell>
          <table:table-cell office:value-type="string">
            <text:p>CUDA GS RB</text:p>
          </table:table-cell>
          <table:table-cell office:value-type="string">
            <text:p>CUDA GS</text:p>
          </table:table-cell>
        </table:table-row>
        <table:table-row table:style-name="ro3">
          <table:table-cell table:style-name="ce6" office:value-type="string">
            <text:p>64 x 64 x 21</text:p>
          </table:table-cell>
          <table:table-cell table:style-name="ce6" office:value-type="float" office:value="164">
            <text:p>164</text:p>
          </table:table-cell>
          <table:table-cell table:style-name="ce15" office:value-type="float" office:value="0.381941">
            <text:p>0.382</text:p>
          </table:table-cell>
          <table:table-cell table:style-name="ce16" office:value-type="float" office:value="0.000013896">
            <text:p>1.39E-005</text:p>
          </table:table-cell>
          <table:table-cell table:style-name="ce6" office:value-type="float" office:value="212">
            <text:p>212</text:p>
          </table:table-cell>
          <table:table-cell table:style-name="ce15" office:value-type="float" office:value="0.063553">
            <text:p>0.064</text:p>
          </table:table-cell>
          <table:table-cell table:style-name="ce16" office:value-type="float" office:value="0.00000420283">
            <text:p>4.20E-006</text:p>
          </table:table-cell>
          <table:table-cell table:style-name="ce6" office:value-type="float" office:value="164">
            <text:p>164</text:p>
          </table:table-cell>
          <table:table-cell table:style-name="ce15" office:value-type="float" office:value="0.448314">
            <text:p>0.448</text:p>
          </table:table-cell>
          <table:table-cell table:style-name="ce16" office:value-type="float" office:value="0.0000150899">
            <text:p>1.51E-005</text:p>
          </table:table-cell>
          <table:table-cell table:style-name="ce19" office:value-type="float" office:value="1462">
            <text:p>1462</text:p>
          </table:table-cell>
          <table:table-cell table:style-name="ce15" office:value-type="float" office:value="0.42538">
            <text:p>0.425</text:p>
          </table:table-cell>
          <table:table-cell table:style-name="ce16" office:value-type="float" office:value="0.0000019053">
            <text:p>1.91E-006</text:p>
          </table:table-cell>
          <table:table-cell table:style-name="ce16" office:value-type="float" office:value="1493">
            <text:p>1.49E+003</text:p>
          </table:table-cell>
          <table:table-cell table:style-name="ce15" office:value-type="float" office:value="0.42391">
            <text:p>0.424</text:p>
          </table:table-cell>
          <table:table-cell table:style-name="ce16" office:value-type="float" office:value="0.00001">
            <text:p>1.00E-005</text:p>
          </table:table-cell>
          <table:table-cell table:number-columns-repeated="2"/>
          <table:table-cell office:value-type="string">
            <text:p>64 x 64 x 21</text:p>
          </table:table-cell>
          <table:table-cell table:style-name="ce22" table:formula="oooc:=[.C13]/[.B13]" office:value-type="float" office:value="0.00232890853658537">
            <text:p>0.00233</text:p>
          </table:table-cell>
          <table:table-cell table:style-name="ce22" table:formula="oooc:=[.F13]/[.E13]" office:value-type="float" office:value="0.000299778301886792">
            <text:p>0.00030</text:p>
          </table:table-cell>
          <table:table-cell table:style-name="ce22" table:formula="oooc:=[.L13]/[.K13]" office:value-type="float" office:value="0.000290957592339261">
            <text:p>0.00029</text:p>
          </table:table-cell>
          <table:table-cell table:style-name="ce22" table:formula="oooc:=[.O13]/[.N13]" office:value-type="float" office:value="0.000283931681178835">
            <text:p>0.00028</text:p>
          </table:table-cell>
          <table:table-cell table:style-name="ce22" table:formula="oooc:=[.I13]/[.H13]" office:value-type="float" office:value="0.00273362195121951">
            <text:p>0.00273</text:p>
          </table:table-cell>
          <table:table-cell/>
          <table:table-cell office:value-type="string">
            <text:p>64 x 64 x 21</text:p>
          </table:table-cell>
          <table:table-cell table:formula="oooc:=[.C13]" office:value-type="float" office:value="0.381941">
            <text:p>0.38</text:p>
          </table:table-cell>
          <table:table-cell table:formula="oooc:=[.F13]" office:value-type="float" office:value="0.063553">
            <text:p>0.06</text:p>
          </table:table-cell>
          <table:table-cell table:formula="oooc:=[.L13]" office:value-type="float" office:value="0.42538">
            <text:p>0.43</text:p>
          </table:table-cell>
          <table:table-cell table:formula="oooc:=[.O13]" office:value-type="float" office:value="0.42391">
            <text:p>0.42</text:p>
          </table:table-cell>
        </table:table-row>
        <table:table-row table:style-name="ro4">
          <table:table-cell table:style-name="ce6" office:value-type="string">
            <text:p>128 x 128 x 21</text:p>
          </table:table-cell>
          <table:table-cell table:style-name="ce6" office:value-type="float" office:value="120">
            <text:p>120</text:p>
          </table:table-cell>
          <table:table-cell table:style-name="ce15" office:value-type="float" office:value="1.34473">
            <text:p>1.345</text:p>
          </table:table-cell>
          <table:table-cell table:style-name="ce16" office:value-type="float" office:value="0.000032296">
            <text:p>3.23E-005</text:p>
          </table:table-cell>
          <table:table-cell table:style-name="ce6" office:value-type="float" office:value="139">
            <text:p>139</text:p>
          </table:table-cell>
          <table:table-cell table:style-name="ce15" office:value-type="float" office:value="0.131633">
            <text:p>0.132</text:p>
          </table:table-cell>
          <table:table-cell table:style-name="ce16" office:value-type="float" office:value="0.00000831651">
            <text:p>8.32E-006</text:p>
          </table:table-cell>
          <table:table-cell table:style-name="ce6" office:value-type="float" office:value="120">
            <text:p>120</text:p>
          </table:table-cell>
          <table:table-cell table:style-name="ce15" office:value-type="float" office:value="1.48293">
            <text:p>1.483</text:p>
          </table:table-cell>
          <table:table-cell table:style-name="ce16" office:value-type="float" office:value="0.0000362901">
            <text:p>3.63E-005</text:p>
          </table:table-cell>
          <table:table-cell table:style-name="ce19" office:value-type="float" office:value="931">
            <text:p>931</text:p>
          </table:table-cell>
          <table:table-cell table:style-name="ce15" office:value-type="float" office:value="0.86762">
            <text:p>0.868</text:p>
          </table:table-cell>
          <table:table-cell table:style-name="ce16" office:value-type="float" office:value="0.00000369467">
            <text:p>3.69E-006</text:p>
          </table:table-cell>
          <table:table-cell table:style-name="ce16" office:value-type="float" office:value="976">
            <text:p>9.76E+002</text:p>
          </table:table-cell>
          <table:table-cell table:style-name="ce15" office:value-type="float" office:value="0.921395">
            <text:p>0.921</text:p>
          </table:table-cell>
          <table:table-cell table:style-name="ce16" office:value-type="float" office:value="0.00001">
            <text:p>1.00E-005</text:p>
          </table:table-cell>
          <table:table-cell table:number-columns-repeated="2"/>
          <table:table-cell office:value-type="string">
            <text:p>128 x 128 x 21</text:p>
          </table:table-cell>
          <table:table-cell table:style-name="ce22" table:formula="oooc:=[.C14]/[.B14]" office:value-type="float" office:value="0.0112060833333333">
            <text:p>0.01121</text:p>
          </table:table-cell>
          <table:table-cell table:style-name="ce22" table:formula="oooc:=[.F14]/[.E14]" office:value-type="float" office:value="0.000947">
            <text:p>0.00095</text:p>
          </table:table-cell>
          <table:table-cell table:style-name="ce22" table:formula="oooc:=[.L14]/[.K14]" office:value-type="float" office:value="0.000931922663802363">
            <text:p>0.00093</text:p>
          </table:table-cell>
          <table:table-cell table:style-name="ce22" table:formula="oooc:=[.O14]/[.N14]" office:value-type="float" office:value="0.000944052254098361">
            <text:p>0.00094</text:p>
          </table:table-cell>
          <table:table-cell table:style-name="ce22" table:formula="oooc:=[.I14]/[.H14]" office:value-type="float" office:value="0.01235775">
            <text:p>0.01236</text:p>
          </table:table-cell>
          <table:table-cell/>
          <table:table-cell office:value-type="string">
            <text:p>128 x 128 x 21</text:p>
          </table:table-cell>
          <table:table-cell table:formula="oooc:=[.C14]" office:value-type="float" office:value="1.34473">
            <text:p>1.34</text:p>
          </table:table-cell>
          <table:table-cell table:formula="oooc:=[.F14]" office:value-type="float" office:value="0.131633">
            <text:p>0.13</text:p>
          </table:table-cell>
          <table:table-cell table:formula="oooc:=[.L14]" office:value-type="float" office:value="0.86762">
            <text:p>0.87</text:p>
          </table:table-cell>
          <table:table-cell table:formula="oooc:=[.O14]" office:value-type="float" office:value="0.921395">
            <text:p>0.92</text:p>
          </table:table-cell>
        </table:table-row>
        <table:table-row table:style-name="ro4">
          <table:table-cell table:style-name="ce6" office:value-type="string">
            <text:p>256 x 256 x 21</text:p>
          </table:table-cell>
          <table:table-cell table:style-name="ce6" office:value-type="float" office:value="231">
            <text:p>231</text:p>
          </table:table-cell>
          <table:table-cell table:style-name="ce15" office:value-type="float" office:value="11.3222">
            <text:p>11.322</text:p>
          </table:table-cell>
          <table:table-cell table:style-name="ce16" office:value-type="float" office:value="0.000018726">
            <text:p>1.87E-005</text:p>
          </table:table-cell>
          <table:table-cell table:style-name="ce6" office:value-type="float" office:value="274">
            <text:p>274</text:p>
          </table:table-cell>
          <table:table-cell table:style-name="ce15" office:value-type="float" office:value="0.97292">
            <text:p>0.973</text:p>
          </table:table-cell>
          <table:table-cell table:style-name="ce16" office:value-type="float" office:value="0.00000475991">
            <text:p>4.76E-006</text:p>
          </table:table-cell>
          <table:table-cell table:style-name="ce6" office:value-type="float" office:value="231">
            <text:p>231</text:p>
          </table:table-cell>
          <table:table-cell table:style-name="ce15" office:value-type="float" office:value="11.6188">
            <text:p>11.619</text:p>
          </table:table-cell>
          <table:table-cell table:style-name="ce16" office:value-type="float" office:value="0.0000197635">
            <text:p>1.98E-005</text:p>
          </table:table-cell>
          <table:table-cell table:style-name="ce19" office:value-type="float" office:value="1888">
            <text:p>1888</text:p>
          </table:table-cell>
          <table:table-cell table:style-name="ce15" office:value-type="float" office:value="6.67071">
            <text:p>6.671</text:p>
          </table:table-cell>
          <table:table-cell table:style-name="ce16" office:value-type="float" office:value="0.00000211756">
            <text:p>2.12E-006</text:p>
          </table:table-cell>
          <table:table-cell table:style-name="ce16" office:value-type="float" office:value="1984">
            <text:p>1.98E+003</text:p>
          </table:table-cell>
          <table:table-cell table:style-name="ce15" office:value-type="float" office:value="7.75111">
            <text:p>7.751</text:p>
          </table:table-cell>
          <table:table-cell table:style-name="ce16" office:value-type="float" office:value="0.00001">
            <text:p>1.00E-005</text:p>
          </table:table-cell>
          <table:table-cell table:number-columns-repeated="2"/>
          <table:table-cell office:value-type="string">
            <text:p>256 x 256 x 21</text:p>
          </table:table-cell>
          <table:table-cell table:style-name="ce22" table:formula="oooc:=[.C15]/[.B15]" office:value-type="float" office:value="0.0490138528138528">
            <text:p>0.04901</text:p>
          </table:table-cell>
          <table:table-cell table:style-name="ce22" table:formula="oooc:=[.F15]/[.E15]" office:value-type="float" office:value="0.00355080291970803">
            <text:p>0.00355</text:p>
          </table:table-cell>
          <table:table-cell table:style-name="ce22" table:formula="oooc:=[.L15]/[.K15]" office:value-type="float" office:value="0.00353321504237288">
            <text:p>0.00353</text:p>
          </table:table-cell>
          <table:table-cell table:style-name="ce22" table:formula="oooc:=[.O15]/[.N15]" office:value-type="float" office:value="0.00390680947580645">
            <text:p>0.00391</text:p>
          </table:table-cell>
          <table:table-cell table:style-name="ce22" table:formula="oooc:=[.I15]/[.H15]" office:value-type="float" office:value="0.0502978354978355">
            <text:p>0.05030</text:p>
          </table:table-cell>
          <table:table-cell/>
          <table:table-cell office:value-type="string">
            <text:p>256 x 256 x 21</text:p>
          </table:table-cell>
          <table:table-cell table:formula="oooc:=[.C15]" office:value-type="float" office:value="11.3222">
            <text:p>11.32</text:p>
          </table:table-cell>
          <table:table-cell table:formula="oooc:=[.F15]" office:value-type="float" office:value="0.97292">
            <text:p>0.97</text:p>
          </table:table-cell>
          <table:table-cell table:formula="oooc:=[.L15]" office:value-type="float" office:value="6.67071">
            <text:p>6.67</text:p>
          </table:table-cell>
          <table:table-cell table:formula="oooc:=[.O15]" office:value-type="float" office:value="7.75111">
            <text:p>7.75</text:p>
          </table:table-cell>
        </table:table-row>
        <table:table-row table:style-name="ro4">
          <table:table-cell table:style-name="ce6" office:value-type="string">
            <text:p>512 x 512 x 2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.631247">
            <text:p>0.6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149.615">
            <text:p>149.6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.856728">
            <text:p>0.86</text:p>
          </table:table-cell>
          <table:table-cell table:style-name="ce6" office:value-type="float" office:value="0">
            <text:p>0</text:p>
          </table:table-cell>
          <table:table-cell table:style-name="ce19" office:value-type="float" office:value="10000">
            <text:p>10000</text:p>
          </table:table-cell>
          <table:table-cell table:style-name="ce15" office:value-type="float" office:value="150.168">
            <text:p>150.168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15"/>
          <table:table-cell table:style-name="ce6"/>
          <table:table-cell table:number-columns-repeated="2"/>
          <table:table-cell office:value-type="string">
            <text:p>512 x 512 x 21</text:p>
          </table:table-cell>
          <table:table-cell table:style-name="ce22" table:formula="oooc:=[.C16]/[.B16]" office:value-type="float" office:value="0.631247">
            <text:p>0.63125</text:p>
          </table:table-cell>
          <table:table-cell table:style-name="ce22" table:formula="oooc:=[.F16]/[.E16]" office:value-type="float" office:value="0.0149615">
            <text:p>0.01496</text:p>
          </table:table-cell>
          <table:table-cell table:style-name="ce22" table:formula="oooc:=[.L16]/[.K16]" office:value-type="float" office:value="0.0150168">
            <text:p>0.01502</text:p>
          </table:table-cell>
          <table:table-cell table:style-name="ce22"/>
          <table:table-cell table:style-name="ce22" table:formula="oooc:=[.I16]/[.H16]" office:value-type="float" office:value="0.856728">
            <text:p>0.85673</text:p>
          </table:table-cell>
          <table:table-cell table:number-columns-repeated="6"/>
        </table:table-row>
        <table:table-row table:style-name="ro4">
          <table:table-cell table:style-name="Default" table:number-columns-spanned="10" table:number-rows-spanned="1"/>
          <table:covered-table-cell table:number-columns-repeated="9"/>
          <table:table-cell table:number-columns-repeated="20"/>
        </table:table-row>
        <table:table-row table:style-name="ro1" table:number-rows-repeated="2">
          <table:table-cell table:style-name="Default"/>
          <table:table-cell table:number-columns-repeated="29"/>
        </table:table-row>
        <table:table-row table:style-name="ro2">
          <table:table-cell table:style-name="ce7" office:value-type="string" table:number-columns-spanned="4" table:number-rows-spanned="1">
            <text:p>Element by element Comparison of Solutions</text:p>
          </table:table-cell>
          <table:covered-table-cell table:number-columns-repeated="2" table:style-name="ce12"/>
          <table:covered-table-cell table:style-name="ce17"/>
          <table:table-cell table:number-columns-repeated="2"/>
          <table:table-cell>
            <draw:frame table:end-cell-address="'Times and Iteration by Domain'.R48" table:end-x="0.0555in" table:end-y="0.0244in" draw:z-index="0" draw:style-name="gr1" svg:width="9.7898in" svg:height="4.9776in" svg:x="0.0453in" svg:y="0.0311in">
              <draw:object draw:notify-on-update-of-ranges="'Times and Iteration by Domain'.S13:'Times and Iteration by Domain'.S15 'Times and Iteration by Domain'.T12:'Times and Iteration by Domain'.T12 'Times and Iteration by Domain'.T13:'Times and Iteration by Domain'.T15 'Times and Iteration by Domain'.U12:'Times and Iteration by Domain'.U12 'Times and Iteration by Domain'.U13:'Times and Iteration by Domain'.U15 'Times and Iteration by Domain'.V12:'Times and Iteration by Domain'.V12 'Times and Iteration by Domain'.V13:'Times and Iteration by Domain'.V15 'Times and Iteration by Domain'.W12:'Times and Iteration by Domain'.W12 'Times and Iteration by Domain'.W13:'Times and Iteration by Domain'.W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  <table:table-cell>
            <draw:frame table:end-cell-address="'Times and Iteration by Domain'.AC49" table:end-x="0.2406in" table:end-y="0.0091in" draw:z-index="1" draw:style-name="gr1" svg:width="9.2165in" svg:height="5.1205in" svg:x="0.0457in" svg:y="0.0512in">
              <draw:object draw:notify-on-update-of-ranges="'Times and Iteration by Domain'.Z13:'Times and Iteration by Domain'.Z15 'Times and Iteration by Domain'.AA12:'Times and Iteration by Domain'.AA12 'Times and Iteration by Domain'.AA13:'Times and Iteration by Domain'.AA15 'Times and Iteration by Domain'.AB12:'Times and Iteration by Domain'.AB12 'Times and Iteration by Domain'.AB13:'Times and Iteration by Domain'.AB15 'Times and Iteration by Domain'.AC12:'Times and Iteration by Domain'.AC12 'Times and Iteration by Domain'.AC13:'Times and Iteration by Domain'.AC15 'Times and Iteration by Domain'.AD12:'Times and Iteration by Domain'.AD12 'Times and Iteration by Domain'.AD13:'Times and Iteration by Domain'.AD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 table:style-name="ce8" office:value-type="string" table:number-columns-spanned="4" table:number-rows-spanned="1">
            <text:p><text:s text:c="2"/>Highest tolerance achieved is listed</text:p>
          </table:table-cell>
          <table:covered-table-cell table:number-columns-repeated="2" table:style-name="ce11"/>
          <table:covered-table-cell table:style-name="ce18"/>
          <table:table-cell table:number-columns-repeated="26"/>
        </table:table-row>
        <table:table-row table:style-name="ro1">
          <table:table-cell office:value-type="string">
            <text:p>64 x 64 x 21</text:p>
          </table:table-cell>
          <table:table-cell table:style-name="ce5" office:value-type="string">
            <text:p>FORT</text:p>
          </table:table-cell>
          <table:table-cell table:style-name="ce5" office:value-type="string">
            <text:p>CUDA SOR</text:p>
          </table:table-cell>
          <table:table-cell table:style-name="ce5" office:value-type="string">
            <text:p>C++ SOR</text:p>
          </table:table-cell>
          <table:table-cell table:number-columns-repeated="26"/>
        </table:table-row>
        <table:table-row table:style-name="ro2">
          <table:table-cell office:value-type="string">
            <text:p>FORT</text:p>
          </table:table-cell>
          <table:table-cell table:style-name="ce13"/>
          <table:table-cell table:style-name="ce14" office:value-type="float" office:value="0.01">
            <text:p>0.0100</text:p>
          </table:table-cell>
          <table:table-cell table:style-name="ce14" office:value-type="float" office:value="0.0001">
            <text:p>0.0001</text:p>
          </table:table-cell>
          <table:table-cell table:number-columns-repeated="26"/>
        </table:table-row>
        <table:table-row table:style-name="ro2">
          <table:table-cell office:value-type="string">
            <text:p>CUDA SOR</text:p>
          </table:table-cell>
          <table:table-cell table:style-name="ce14" office:value-type="float" office:value="0.01">
            <text:p>0.0100</text:p>
          </table:table-cell>
          <table:table-cell table:style-name="ce13"/>
          <table:table-cell table:style-name="ce14" office:value-type="float" office:value="0.01">
            <text:p>0.0100</text:p>
          </table:table-cell>
          <table:table-cell table:number-columns-repeated="26"/>
        </table:table-row>
        <table:table-row table:style-name="ro2">
          <table:table-cell office:value-type="string">
            <text:p>C++ SOR</text:p>
          </table:table-cell>
          <table:table-cell table:style-name="ce14" office:value-type="float" office:value="0.0001">
            <text:p>0.0001</text:p>
          </table:table-cell>
          <table:table-cell table:style-name="ce14" office:value-type="float" office:value="0.01">
            <text:p>0.0100</text:p>
          </table:table-cell>
          <table:table-cell table:style-name="ce13"/>
          <table:table-cell table:number-columns-repeated="26"/>
        </table:table-row>
        <table:table-row table:style-name="ro1" table:number-rows-repeated="2">
          <table:table-cell table:style-name="Default"/>
          <table:table-cell table:number-columns-repeated="29"/>
        </table:table-row>
        <table:table-row table:style-name="ro2">
          <table:table-cell table:style-name="ce7" office:value-type="string" table:number-columns-spanned="4" table:number-rows-spanned="1">
            <text:p>Element by element Comparison of Solutions</text:p>
          </table:table-cell>
          <table:covered-table-cell table:number-columns-repeated="2" table:style-name="ce12"/>
          <table:covered-table-cell table:style-name="ce17"/>
          <table:table-cell table:number-columns-repeated="26"/>
        </table:table-row>
        <table:table-row table:style-name="ro2">
          <table:table-cell table:style-name="ce8" office:value-type="string" table:number-columns-spanned="4" table:number-rows-spanned="1">
            <text:p><text:s text:c="2"/>Highest tolerance achieved is listed</text:p>
          </table:table-cell>
          <table:covered-table-cell table:number-columns-repeated="2" table:style-name="ce11"/>
          <table:covered-table-cell table:style-name="ce18"/>
          <table:table-cell table:number-columns-repeated="26"/>
        </table:table-row>
        <table:table-row table:style-name="ro1">
          <table:table-cell office:value-type="string">
            <text:p>128 x 128 x 21</text:p>
          </table:table-cell>
          <table:table-cell table:style-name="ce5" office:value-type="string">
            <text:p>FORT</text:p>
          </table:table-cell>
          <table:table-cell table:style-name="ce5" office:value-type="string">
            <text:p>CUDA</text:p>
          </table:table-cell>
          <table:table-cell table:style-name="ce5" office:value-type="string">
            <text:p>C++ SOR</text:p>
          </table:table-cell>
          <table:table-cell table:number-columns-repeated="26"/>
        </table:table-row>
        <table:table-row table:style-name="ro2">
          <table:table-cell office:value-type="string">
            <text:p>FORT</text:p>
          </table:table-cell>
          <table:table-cell table:style-name="ce13"/>
          <table:table-cell table:style-name="ce14" office:value-type="float" office:value="0.01">
            <text:p>0.0100</text:p>
          </table:table-cell>
          <table:table-cell table:style-name="ce14" office:value-type="float" office:value="0.0001">
            <text:p>0.0001</text:p>
          </table:table-cell>
          <table:table-cell table:number-columns-repeated="26"/>
        </table:table-row>
        <table:table-row table:style-name="ro2">
          <table:table-cell office:value-type="string">
            <text:p>CUDA</text:p>
          </table:table-cell>
          <table:table-cell table:style-name="ce14" office:value-type="float" office:value="0.01">
            <text:p>0.0100</text:p>
          </table:table-cell>
          <table:table-cell table:style-name="ce13"/>
          <table:table-cell table:style-name="ce14" office:value-type="float" office:value="0.01">
            <text:p>0.0100</text:p>
          </table:table-cell>
          <table:table-cell table:number-columns-repeated="26"/>
        </table:table-row>
        <table:table-row table:style-name="ro2">
          <table:table-cell office:value-type="string">
            <text:p>C++ SOR</text:p>
          </table:table-cell>
          <table:table-cell table:style-name="ce14" office:value-type="float" office:value="0.0001">
            <text:p>0.0001</text:p>
          </table:table-cell>
          <table:table-cell table:style-name="ce14" office:value-type="float" office:value="0.01">
            <text:p>0.0100</text:p>
          </table:table-cell>
          <table:table-cell table:style-name="ce13"/>
          <table:table-cell table:number-columns-repeated="26"/>
        </table:table-row>
        <table:table-row table:style-name="ro1" table:number-rows-repeated="2">
          <table:table-cell table:style-name="Default"/>
          <table:table-cell table:number-columns-repeated="29"/>
        </table:table-row>
        <table:table-row table:style-name="ro2">
          <table:table-cell table:style-name="ce7" office:value-type="string" table:number-columns-spanned="4" table:number-rows-spanned="1">
            <text:p>Element by element Comparison of Solutions</text:p>
          </table:table-cell>
          <table:covered-table-cell table:number-columns-repeated="2" table:style-name="ce12"/>
          <table:covered-table-cell table:style-name="ce17"/>
          <table:table-cell table:number-columns-repeated="26"/>
        </table:table-row>
        <table:table-row table:style-name="ro2">
          <table:table-cell table:style-name="ce8" office:value-type="string" table:number-columns-spanned="4" table:number-rows-spanned="1">
            <text:p><text:s text:c="2"/>Highest tolerance achieved is listed</text:p>
          </table:table-cell>
          <table:covered-table-cell table:number-columns-repeated="2" table:style-name="ce11"/>
          <table:covered-table-cell table:style-name="ce18"/>
          <table:table-cell table:number-columns-repeated="26"/>
        </table:table-row>
        <table:table-row table:style-name="ro1">
          <table:table-cell office:value-type="string">
            <text:p>256 x 256 x 21</text:p>
          </table:table-cell>
          <table:table-cell table:style-name="ce5" office:value-type="string">
            <text:p>FORT</text:p>
          </table:table-cell>
          <table:table-cell table:style-name="ce5" office:value-type="string">
            <text:p>CUDA</text:p>
          </table:table-cell>
          <table:table-cell table:style-name="ce5" office:value-type="string">
            <text:p>C++ SOR</text:p>
          </table:table-cell>
          <table:table-cell table:number-columns-repeated="26"/>
        </table:table-row>
        <table:table-row table:style-name="ro2">
          <table:table-cell office:value-type="string">
            <text:p>FORT</text:p>
          </table:table-cell>
          <table:table-cell table:style-name="ce13"/>
          <table:table-cell table:style-name="ce14" office:value-type="float" office:value="0.01">
            <text:p>0.0100</text:p>
          </table:table-cell>
          <table:table-cell table:style-name="ce14" office:value-type="float" office:value="0.0001">
            <text:p>0.0001</text:p>
          </table:table-cell>
          <table:table-cell table:number-columns-repeated="26"/>
        </table:table-row>
        <table:table-row table:style-name="ro2">
          <table:table-cell office:value-type="string">
            <text:p>CUDA</text:p>
          </table:table-cell>
          <table:table-cell table:style-name="ce14" office:value-type="float" office:value="0.01">
            <text:p>0.0100</text:p>
          </table:table-cell>
          <table:table-cell table:style-name="ce13"/>
          <table:table-cell table:style-name="ce14" office:value-type="float" office:value="0.01">
            <text:p>0.0100</text:p>
          </table:table-cell>
          <table:table-cell table:number-columns-repeated="26"/>
        </table:table-row>
        <table:table-row table:style-name="ro2">
          <table:table-cell office:value-type="string">
            <text:p>C++ SOR</text:p>
          </table:table-cell>
          <table:table-cell table:style-name="ce14" office:value-type="float" office:value="0.0001">
            <text:p>0.0001</text:p>
          </table:table-cell>
          <table:table-cell table:style-name="ce14" office:value-type="float" office:value="0.01">
            <text:p>0.0100</text:p>
          </table:table-cell>
          <table:table-cell table:style-name="ce13"/>
          <table:table-cell table:number-columns-repeated="26"/>
        </table:table-row>
        <table:table-row table:style-name="ro1" table:number-rows-repeated="2">
          <table:table-cell table:style-name="Default"/>
          <table:table-cell table:number-columns-repeated="29"/>
        </table:table-row>
        <table:table-row table:style-name="ro2">
          <table:table-cell table:style-name="ce7" office:value-type="string" table:number-columns-spanned="4" table:number-rows-spanned="1">
            <text:p>Element by element Comparison of Solutions</text:p>
          </table:table-cell>
          <table:covered-table-cell table:number-columns-repeated="2" table:style-name="ce12"/>
          <table:covered-table-cell table:style-name="ce17"/>
          <table:table-cell table:number-columns-repeated="26"/>
        </table:table-row>
        <table:table-row table:style-name="ro2">
          <table:table-cell table:style-name="ce8" office:value-type="string" table:number-columns-spanned="4" table:number-rows-spanned="1">
            <text:p><text:s text:c="2"/>Highest tolerance achieved is listed</text:p>
          </table:table-cell>
          <table:covered-table-cell table:number-columns-repeated="2" table:style-name="ce11"/>
          <table:covered-table-cell table:style-name="ce18"/>
          <table:table-cell table:number-columns-repeated="26"/>
        </table:table-row>
        <table:table-row table:style-name="ro1">
          <table:table-cell office:value-type="string">
            <text:p>512 x 512 x 21</text:p>
          </table:table-cell>
          <table:table-cell table:style-name="ce5" office:value-type="string">
            <text:p>FORT</text:p>
          </table:table-cell>
          <table:table-cell table:style-name="ce5" office:value-type="string">
            <text:p>CUDA</text:p>
          </table:table-cell>
          <table:table-cell table:style-name="ce5" office:value-type="string">
            <text:p>C++ SOR</text:p>
          </table:table-cell>
          <table:table-cell table:number-columns-repeated="26"/>
        </table:table-row>
        <table:table-row table:style-name="ro2">
          <table:table-cell office:value-type="string">
            <text:p>FORT</text:p>
          </table:table-cell>
          <table:table-cell table:style-name="ce13"/>
          <table:table-cell table:number-columns-repeated="2" table:style-name="ce14" office:value-type="string">
            <text:p>garbage</text:p>
          </table:table-cell>
          <table:table-cell table:number-columns-repeated="26"/>
        </table:table-row>
        <table:table-row table:style-name="ro2">
          <table:table-cell office:value-type="string">
            <text:p>CUDA</text:p>
          </table:table-cell>
          <table:table-cell table:style-name="ce14" office:value-type="string">
            <text:p>garbage</text:p>
          </table:table-cell>
          <table:table-cell table:style-name="ce13"/>
          <table:table-cell table:style-name="ce14" office:value-type="string">
            <text:p>garbage</text:p>
          </table:table-cell>
          <table:table-cell table:number-columns-repeated="26"/>
        </table:table-row>
        <table:table-row table:style-name="ro2">
          <table:table-cell office:value-type="string">
            <text:p>C++ SOR</text:p>
          </table:table-cell>
          <table:table-cell table:number-columns-repeated="2" table:style-name="ce14" office:value-type="string">
            <text:p>garbage</text:p>
          </table:table-cell>
          <table:table-cell table:style-name="ce13"/>
          <table:table-cell table:number-columns-repeated="26"/>
        </table:table-row>
      </table:table>
      <table:table table:name="Buildings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2" table:default-cell-style-name="Default"/>
        <table:table-row table:style-name="ro1">
          <table:table-cell table:style-name="ce1" office:value-type="string">
            <text:p>Andrew Larson</text:p>
          </table:table-cell>
          <table:table-cell table:style-name="ce1" table:number-columns-repeated="13"/>
          <table:table-cell table:number-columns-repeated="3"/>
        </table:table-row>
        <table:table-row table:style-name="ro1">
          <table:table-cell table:style-name="ce1" office:value-type="string">
            <text:p>University of Minnesota Duluth</text:p>
          </table:table-cell>
          <table:table-cell table:style-name="ce1" table:number-columns-repeated="13"/>
          <table:table-cell table:number-columns-repeated="3"/>
        </table:table-row>
        <table:table-row table:style-name="ro1">
          <table:table-cell table:style-name="ce1" table:number-columns-repeated="14"/>
          <table:table-cell table:number-columns-repeated="3"/>
        </table:table-row>
        <table:table-row table:style-name="ro1">
          <table:table-cell table:style-name="ce1" office:value-type="string">
            <text:p>Herein you will find various timings related to using a SOR techniques in CUDA as apposed to Fortran.</text:p>
          </table:table-cell>
          <table:table-cell table:style-name="ce1" table:number-columns-repeated="13"/>
          <table:table-cell table:number-columns-repeated="3"/>
        </table:table-row>
        <table:table-row table:style-name="ro1">
          <table:table-cell table:style-name="ce1" table:number-columns-repeated="14"/>
          <table:table-cell table:number-columns-repeated="3"/>
        </table:table-row>
        <table:table-row table:style-name="ro1">
          <table:table-cell table:number-columns-repeated="17"/>
        </table:table-row>
        <table:table-row table:style-name="ro2">
          <table:table-cell table:style-name="ce2" office:value-type="string">
            <text:p>Solution comparison</text:p>
          </table:table-cell>
          <table:table-cell table:style-name="ce9" table:number-columns-repeated="12"/>
          <table:table-cell table:style-name="ce17"/>
          <table:table-cell table:number-columns-repeated="3"/>
        </table:table-row>
        <table:table-row table:style-name="ro2">
          <table:table-cell table:style-name="ce3" office:value-type="string">
            <text:p><text:s text:c="4"/>Fortran and C++ SOR run with a 2.66GHz processor</text:p>
          </table:table-cell>
          <table:table-cell table:style-name="ce10" table:number-columns-repeated="10"/>
          <table:table-cell table:number-columns-repeated="2"/>
          <table:table-cell table:style-name="ce29"/>
          <table:table-cell table:number-columns-repeated="3"/>
        </table:table-row>
        <table:table-row table:style-name="ro2">
          <table:table-cell table:style-name="ce4" office:value-type="string">
            <text:p><text:s text:c="4"/>CUDA SOR RB run with a GeForce 8800 Ultra</text:p>
          </table:table-cell>
          <table:table-cell table:style-name="ce11" table:number-columns-repeated="10"/>
          <table:table-cell table:style-name="ce27" table:number-columns-repeated="2"/>
          <table:table-cell table:style-name="ce18"/>
          <table:table-cell table:number-columns-repeated="3"/>
        </table:table-row>
        <table:table-row table:style-name="ro2">
          <table:table-cell table:style-name="ce5" office:value-type="string" table:number-columns-spanned="1" table:number-rows-spanned="2">
            <text:p>Domain</text:p>
          </table:table-cell>
          <table:table-cell table:style-name="ce5"/>
          <table:table-cell table:style-name="ce24" office:value-type="string" table:number-columns-spanned="3" table:number-rows-spanned="1">
            <text:p>Fortran SOR (double precision)</text:p>
          </table:table-cell>
          <table:covered-table-cell table:number-columns-repeated="2" table:style-name="ce25"/>
          <table:table-cell table:style-name="ce24" office:value-type="string" table:number-columns-spanned="3" table:number-rows-spanned="1">
            <text:p>CUDA SOR RB (float precision)</text:p>
          </table:table-cell>
          <table:covered-table-cell table:number-columns-repeated="2" table:style-name="ce25"/>
          <table:table-cell table:style-name="ce24" office:value-type="string" table:number-columns-spanned="3" table:number-rows-spanned="1">
            <text:p>C++ SOR (float precision)</text:p>
          </table:table-cell>
          <table:covered-table-cell table:number-columns-repeated="2" table:style-name="ce25"/>
          <table:table-cell table:style-name="ce28" office:value-type="string" table:number-columns-spanned="3" table:number-rows-spanned="1">
            <text:p>CUDA GS RB (float precision)</text:p>
          </table:table-cell>
          <table:covered-table-cell table:style-name="ce25"/>
          <table:covered-table-cell table:style-name="ce6"/>
          <table:table-cell table:number-columns-repeated="3"/>
        </table:table-row>
        <table:table-row table:style-name="ro2">
          <table:covered-table-cell table:style-name="ce5"/>
          <table:table-cell table:style-name="ce6" office:value-type="string">
            <text:p>Buildings</text:p>
          </table:table-cell>
          <table:table-cell table:style-name="ce6" office:value-type="string">
            <text:p>Iterations</text:p>
          </table:table-cell>
          <table:table-cell table:style-name="ce6" office:value-type="string">
            <text:p>Time</text:p>
          </table:table-cell>
          <table:table-cell table:style-name="ce6" office:value-type="string">
            <text:p>Tolerance</text:p>
          </table:table-cell>
          <table:table-cell table:style-name="ce6" office:value-type="string">
            <text:p>Iterations</text:p>
          </table:table-cell>
          <table:table-cell table:style-name="ce6" office:value-type="string">
            <text:p>Time</text:p>
          </table:table-cell>
          <table:table-cell table:style-name="ce6" office:value-type="string">
            <text:p>Tolerance</text:p>
          </table:table-cell>
          <table:table-cell table:style-name="ce6" office:value-type="string">
            <text:p>Iterations</text:p>
          </table:table-cell>
          <table:table-cell table:style-name="ce6" office:value-type="string">
            <text:p>Time</text:p>
          </table:table-cell>
          <table:table-cell table:style-name="ce6" office:value-type="string">
            <text:p>Tolerance</text:p>
          </table:table-cell>
          <table:table-cell table:style-name="ce6" office:value-type="string">
            <text:p>Iterations</text:p>
          </table:table-cell>
          <table:table-cell table:style-name="ce6" office:value-type="string">
            <text:p>Time</text:p>
          </table:table-cell>
          <table:table-cell table:style-name="ce6" office:value-type="string">
            <text:p>Tolerance</text:p>
          </table:table-cell>
          <table:table-cell table:number-columns-repeated="3"/>
        </table:table-row>
        <table:table-row table:style-name="ro2">
          <table:table-cell table:style-name="ce6" office:value-type="string">
            <text:p>256 x 256 x 2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11">
            <text:p>311</text:p>
          </table:table-cell>
          <table:table-cell table:style-name="ce15" office:value-type="float" office:value="15.4997">
            <text:p>15.500</text:p>
          </table:table-cell>
          <table:table-cell table:style-name="ce16" office:value-type="float" office:value="0.00000169091">
            <text:p>1.69E-006</text:p>
          </table:table-cell>
          <table:table-cell table:style-name="ce6" office:value-type="float" office:value="379">
            <text:p>379</text:p>
          </table:table-cell>
          <table:table-cell table:style-name="ce15" office:value-type="float" office:value="1.34637">
            <text:p>1.346</text:p>
          </table:table-cell>
          <table:table-cell table:style-name="ce16" office:value-type="float" office:value="0.0000004219">
            <text:p>4.22E-007</text:p>
          </table:table-cell>
          <table:table-cell table:style-name="ce6" office:value-type="float" office:value="225">
            <text:p>225</text:p>
          </table:table-cell>
          <table:table-cell table:style-name="ce15" office:value-type="float" office:value="11.5871">
            <text:p>11.587</text:p>
          </table:table-cell>
          <table:table-cell table:style-name="ce16" office:value-type="float" office:value="0.00000178507">
            <text:p>1.79E-006</text:p>
          </table:table-cell>
          <table:table-cell table:style-name="ce6" office:value-type="float" office:value="2623">
            <text:p>2623</text:p>
          </table:table-cell>
          <table:table-cell table:style-name="ce15" office:value-type="float" office:value="9.27626">
            <text:p>9.276</text:p>
          </table:table-cell>
          <table:table-cell table:style-name="ce16" office:value-type="float" office:value="0.000000189279">
            <text:p>1.89E-007</text:p>
          </table:table-cell>
          <table:table-cell table:number-columns-repeated="3"/>
        </table:table-row>
        <table:table-row table:style-name="ro2">
          <table:table-cell table:style-name="ce6" office:value-type="string">
            <text:p>256 x 256 x 2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02">
            <text:p>302</text:p>
          </table:table-cell>
          <table:table-cell table:style-name="ce15" office:value-type="float" office:value="14.8073">
            <text:p>14.807</text:p>
          </table:table-cell>
          <table:table-cell table:style-name="ce16" office:value-type="float" office:value="0.00000485185">
            <text:p>4.85E-006</text:p>
          </table:table-cell>
          <table:table-cell table:style-name="ce6" office:value-type="float" office:value="367">
            <text:p>367</text:p>
          </table:table-cell>
          <table:table-cell table:style-name="ce15" office:value-type="float" office:value="1.30095">
            <text:p>1.301</text:p>
          </table:table-cell>
          <table:table-cell table:style-name="ce16" office:value-type="float" office:value="0.00000128928">
            <text:p>1.29E-006</text:p>
          </table:table-cell>
          <table:table-cell table:style-name="ce6" office:value-type="float" office:value="269">
            <text:p>269</text:p>
          </table:table-cell>
          <table:table-cell table:style-name="ce15" office:value-type="float" office:value="13.4957">
            <text:p>13.496</text:p>
          </table:table-cell>
          <table:table-cell table:style-name="ce16" office:value-type="float" office:value="0.00000516772">
            <text:p>5.17E-006</text:p>
          </table:table-cell>
          <table:table-cell table:style-name="ce6" office:value-type="float" office:value="2518">
            <text:p>2518</text:p>
          </table:table-cell>
          <table:table-cell table:style-name="ce15" office:value-type="float" office:value="8.90442">
            <text:p>8.904</text:p>
          </table:table-cell>
          <table:table-cell table:style-name="ce16" office:value-type="float" office:value="0.000000577347">
            <text:p>5.77E-007</text:p>
          </table:table-cell>
          <table:table-cell table:number-columns-repeated="3"/>
        </table:table-row>
        <table:table-row table:style-name="ro2">
          <table:table-cell table:style-name="ce6" office:value-type="string">
            <text:p>256 x 256 x 21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65">
            <text:p>265</text:p>
          </table:table-cell>
          <table:table-cell table:style-name="ce15" office:value-type="float" office:value="12.9581">
            <text:p>12.958</text:p>
          </table:table-cell>
          <table:table-cell table:style-name="ce16" office:value-type="float" office:value="0.0000162436">
            <text:p>1.62E-005</text:p>
          </table:table-cell>
          <table:table-cell table:style-name="ce6" office:value-type="float" office:value="327">
            <text:p>327</text:p>
          </table:table-cell>
          <table:table-cell table:style-name="ce15" office:value-type="float" office:value="1.15789">
            <text:p>1.158</text:p>
          </table:table-cell>
          <table:table-cell table:style-name="ce16" office:value-type="float" office:value="0.00000448119">
            <text:p>4.48E-006</text:p>
          </table:table-cell>
          <table:table-cell table:style-name="ce6" office:value-type="float" office:value="265">
            <text:p>265</text:p>
          </table:table-cell>
          <table:table-cell table:style-name="ce15" office:value-type="float" office:value="13.1927">
            <text:p>13.193</text:p>
          </table:table-cell>
          <table:table-cell table:style-name="ce16" office:value-type="float" office:value="0.0000173346">
            <text:p>1.73E-005</text:p>
          </table:table-cell>
          <table:table-cell table:style-name="ce6" office:value-type="float" office:value="2222">
            <text:p>2222</text:p>
          </table:table-cell>
          <table:table-cell table:style-name="ce15" office:value-type="float" office:value="7.858">
            <text:p>7.858</text:p>
          </table:table-cell>
          <table:table-cell table:style-name="ce16" office:value-type="float" office:value="0.00000200567">
            <text:p>2.01E-006</text:p>
          </table:table-cell>
          <table:table-cell table:number-columns-repeated="3"/>
        </table:table-row>
        <table:table-row table:style-name="ro2">
          <table:table-cell table:style-name="ce6" office:value-type="string">
            <text:p>256 x 256 x 21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09">
            <text:p>209</text:p>
          </table:table-cell>
          <table:table-cell table:style-name="ce15" office:value-type="float" office:value="10.3589">
            <text:p>10.359</text:p>
          </table:table-cell>
          <table:table-cell table:style-name="ce16" office:value-type="float" office:value="0.0000333345">
            <text:p>3.33E-005</text:p>
          </table:table-cell>
          <table:table-cell table:style-name="ce6" office:value-type="float" office:value="252">
            <text:p>252</text:p>
          </table:table-cell>
          <table:table-cell table:style-name="ce15" office:value-type="float" office:value="0.894798">
            <text:p>0.895</text:p>
          </table:table-cell>
          <table:table-cell table:style-name="ce16" office:value-type="float" office:value="0.00000940887">
            <text:p>9.41E-006</text:p>
          </table:table-cell>
          <table:table-cell table:style-name="ce6" office:value-type="float" office:value="209">
            <text:p>209</text:p>
          </table:table-cell>
          <table:table-cell table:style-name="ce15" office:value-type="float" office:value="10.4926">
            <text:p>10.493</text:p>
          </table:table-cell>
          <table:table-cell table:style-name="ce16" office:value-type="float" office:value="0.0000357059">
            <text:p>3.57E-005</text:p>
          </table:table-cell>
          <table:table-cell table:style-name="ce6" office:value-type="float" office:value="1687">
            <text:p>1687</text:p>
          </table:table-cell>
          <table:table-cell table:style-name="ce15" office:value-type="float" office:value="5.95645">
            <text:p>5.956</text:p>
          </table:table-cell>
          <table:table-cell table:style-name="ce16" office:value-type="float" office:value="0.00000421211">
            <text:p>4.21E-006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Buildings</text:p>
          </table:table-cell>
          <table:table-cell office:value-type="string">
            <text:p>Fortran SOR</text:p>
          </table:table-cell>
          <table:table-cell office:value-type="string">
            <text:p>CUDA SOR RB</text:p>
          </table:table-cell>
          <table:table-cell office:value-type="string">
            <text:p>C++ SOR</text:p>
          </table:table-cell>
          <table:table-cell office:value-type="string">
            <text:p>CUDA GS RB</text:p>
          </table:table-cell>
          <table:table-cell/>
          <table:table-cell office:value-type="string">
            <text:p>Buildings</text:p>
          </table:table-cell>
          <table:table-cell office:value-type="string">
            <text:p>Fortran SOR</text:p>
          </table:table-cell>
          <table:table-cell office:value-type="string">
            <text:p>CUDA SOR RB</text:p>
          </table:table-cell>
          <table:table-cell office:value-type="string">
            <text:p>C++ SOR</text:p>
          </table:table-cell>
          <table:table-cell office:value-type="string">
            <text:p>CUDA GS RB</text:p>
          </table:table-cell>
          <table:table-cell/>
          <table:table-cell office:value-type="string">
            <text:p>Buildings</text:p>
          </table:table-cell>
          <table:table-cell office:value-type="string">
            <text:p>Fortran SOR</text:p>
          </table:table-cell>
          <table:table-cell office:value-type="string">
            <text:p>CUDA SOR RB</text:p>
          </table:table-cell>
          <table:table-cell office:value-type="string">
            <text:p>C++ SOR</text:p>
          </table:table-cell>
          <table:table-cell office:value-type="string">
            <text:p>CUDA GS RB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3" table:formula="oooc:=[.D12]/[.C12]" office:value-type="float" office:value="0.0498382636655949">
            <text:p>0.0498</text:p>
          </table:table-cell>
          <table:table-cell table:style-name="ce23" table:formula="oooc:=[.G12]/[.F12]" office:value-type="float" office:value="0.00355242744063325">
            <text:p>0.0036</text:p>
          </table:table-cell>
          <table:table-cell table:style-name="ce23" table:formula="oooc:=[.J12]/[.I12]" office:value-type="float" office:value="0.0514982222222222">
            <text:p>0.0515</text:p>
          </table:table-cell>
          <table:table-cell table:style-name="ce23" table:formula="oooc:=[.M12]/[.L12]" office:value-type="float" office:value="0.00353650781547846">
            <text:p>0.0035</text:p>
          </table:table-cell>
          <table:table-cell/>
          <table:table-cell office:value-type="float" office:value="1">
            <text:p>1</text:p>
          </table:table-cell>
          <table:table-cell table:style-name="ce26" table:formula="oooc:=[.C12]" office:value-type="float" office:value="311">
            <text:p>311</text:p>
          </table:table-cell>
          <table:table-cell table:style-name="ce26" table:formula="oooc:=[.F12]" office:value-type="float" office:value="379">
            <text:p>379</text:p>
          </table:table-cell>
          <table:table-cell table:style-name="ce26" table:formula="oooc:=[.I12]" office:value-type="float" office:value="225">
            <text:p>225</text:p>
          </table:table-cell>
          <table:table-cell table:style-name="ce26" table:formula="oooc:=[.L12]" office:value-type="float" office:value="2623">
            <text:p>2623</text:p>
          </table:table-cell>
          <table:table-cell/>
          <table:table-cell office:value-type="float" office:value="1">
            <text:p>1</text:p>
          </table:table-cell>
          <table:table-cell table:style-name="ce23" table:formula="oooc:=[.C12]*[.E12]/[.D12]" office:value-type="float" office:value="0.0000339279476376962">
            <text:p>0.0000</text:p>
          </table:table-cell>
          <table:table-cell table:style-name="ce23" table:formula="oooc:=[.F12]*[.H12]/[.G12]" office:value-type="float" office:value="0.000118763861345693">
            <text:p>0.0001</text:p>
          </table:table-cell>
          <table:table-cell table:style-name="ce23" table:formula="oooc:=[.I12]*[.K12]/[.J12]" office:value-type="float" office:value="0.000034662749954691">
            <text:p>0.0000</text:p>
          </table:table-cell>
          <table:table-cell table:style-name="ce23" table:formula="oooc:=[.L12]*[.N12]/[.M12]" office:value-type="float" office:value="0.0000535214425856972">
            <text:p>0.000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23" table:formula="oooc:=[.D13]/[.C13]" office:value-type="float" office:value="0.0490307947019868">
            <text:p>0.0490</text:p>
          </table:table-cell>
          <table:table-cell table:style-name="ce23" table:formula="oooc:=[.G13]/[.F13]" office:value-type="float" office:value="0.00354482288828338">
            <text:p>0.0035</text:p>
          </table:table-cell>
          <table:table-cell table:style-name="ce23" table:formula="oooc:=[.J13]/[.I13]" office:value-type="float" office:value="0.0501698884758364">
            <text:p>0.0502</text:p>
          </table:table-cell>
          <table:table-cell table:style-name="ce23" table:formula="oooc:=[.M13]/[.L13]" office:value-type="float" office:value="0.00353630659253376">
            <text:p>0.0035</text:p>
          </table:table-cell>
          <table:table-cell/>
          <table:table-cell office:value-type="float" office:value="4">
            <text:p>4</text:p>
          </table:table-cell>
          <table:table-cell table:style-name="ce26" table:formula="oooc:=[.C13]" office:value-type="float" office:value="302">
            <text:p>302</text:p>
          </table:table-cell>
          <table:table-cell table:style-name="ce26" table:formula="oooc:=[.F13]" office:value-type="float" office:value="367">
            <text:p>367</text:p>
          </table:table-cell>
          <table:table-cell table:style-name="ce26" table:formula="oooc:=[.I13]" office:value-type="float" office:value="269">
            <text:p>269</text:p>
          </table:table-cell>
          <table:table-cell table:style-name="ce26" table:formula="oooc:=[.L13]" office:value-type="float" office:value="2518">
            <text:p>2518</text:p>
          </table:table-cell>
          <table:table-cell/>
          <table:table-cell office:value-type="float" office:value="4">
            <text:p>4</text:p>
          </table:table-cell>
          <table:table-cell table:style-name="ce23" table:formula="oooc:=[.C13]*[.E13]/[.D13]" office:value-type="float" office:value="0.0000989551572535168">
            <text:p>0.0001</text:p>
          </table:table-cell>
          <table:table-cell table:style-name="ce23" table:formula="oooc:=[.F13]*[.H13]/[.G13]" office:value-type="float" office:value="0.000363707875014413">
            <text:p>0.0004</text:p>
          </table:table-cell>
          <table:table-cell table:style-name="ce23" table:formula="oooc:=[.I13]*[.K13]/[.J13]" office:value-type="float" office:value="0.00010300441473951">
            <text:p>0.0001</text:p>
          </table:table-cell>
          <table:table-cell table:style-name="ce23" table:formula="oooc:=[.L13]*[.N13]/[.M13]" office:value-type="float" office:value="0.00016326271065381">
            <text:p>0.000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3" table:formula="oooc:=[.D14]/[.C14]" office:value-type="float" office:value="0.0488984905660377">
            <text:p>0.0489</text:p>
          </table:table-cell>
          <table:table-cell table:style-name="ce23" table:formula="oooc:=[.G14]/[.F14]" office:value-type="float" office:value="0.00354094801223242">
            <text:p>0.0035</text:p>
          </table:table-cell>
          <table:table-cell table:style-name="ce23" table:formula="oooc:=[.J14]/[.I14]" office:value-type="float" office:value="0.0497837735849057">
            <text:p>0.0498</text:p>
          </table:table-cell>
          <table:table-cell table:style-name="ce23" table:formula="oooc:=[.M14]/[.L14]" office:value-type="float" office:value="0.00353645364536454">
            <text:p>0.0035</text:p>
          </table:table-cell>
          <table:table-cell/>
          <table:table-cell office:value-type="float" office:value="16">
            <text:p>16</text:p>
          </table:table-cell>
          <table:table-cell table:style-name="ce26" table:formula="oooc:=[.C14]" office:value-type="float" office:value="265">
            <text:p>265</text:p>
          </table:table-cell>
          <table:table-cell table:style-name="ce26" table:formula="oooc:=[.F14]" office:value-type="float" office:value="327">
            <text:p>327</text:p>
          </table:table-cell>
          <table:table-cell table:style-name="ce26" table:formula="oooc:=[.I14]" office:value-type="float" office:value="265">
            <text:p>265</text:p>
          </table:table-cell>
          <table:table-cell table:style-name="ce26" table:formula="oooc:=[.L14]" office:value-type="float" office:value="2222">
            <text:p>2222</text:p>
          </table:table-cell>
          <table:table-cell/>
          <table:table-cell office:value-type="float" office:value="16">
            <text:p>16</text:p>
          </table:table-cell>
          <table:table-cell table:style-name="ce23" table:formula="oooc:=[.C14]*[.E14]/[.D14]" office:value-type="float" office:value="0.000332190213071361">
            <text:p>0.0003</text:p>
          </table:table-cell>
          <table:table-cell table:style-name="ce23" table:formula="oooc:=[.F14]*[.H14]/[.G14]" office:value-type="float" office:value="0.00126553397127534">
            <text:p>0.0013</text:p>
          </table:table-cell>
          <table:table-cell table:style-name="ce23" table:formula="oooc:=[.I14]*[.K14]/[.J14]" office:value-type="float" office:value="0.000348197791202711">
            <text:p>0.0003</text:p>
          </table:table-cell>
          <table:table-cell table:style-name="ce23" table:formula="oooc:=[.L14]*[.N14]/[.M14]" office:value-type="float" office:value="0.000567141606006617">
            <text:p>0.000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23" table:formula="oooc:=[.D15]/[.C15]" office:value-type="float" office:value="0.0495641148325359">
            <text:p>0.0496</text:p>
          </table:table-cell>
          <table:table-cell table:style-name="ce23" table:formula="oooc:=[.G15]/[.F15]" office:value-type="float" office:value="0.00355078571428571">
            <text:p>0.0036</text:p>
          </table:table-cell>
          <table:table-cell table:style-name="ce23" table:formula="oooc:=[.J15]/[.I15]" office:value-type="float" office:value="0.0502038277511962">
            <text:p>0.0502</text:p>
          </table:table-cell>
          <table:table-cell table:style-name="ce23" table:formula="oooc:=[.M15]/[.L15]" office:value-type="float" office:value="0.00353079430942501">
            <text:p>0.0035</text:p>
          </table:table-cell>
          <table:table-cell/>
          <table:table-cell office:value-type="float" office:value="36">
            <text:p>36</text:p>
          </table:table-cell>
          <table:table-cell table:style-name="ce26" table:formula="oooc:=[.C15]" office:value-type="float" office:value="209">
            <text:p>209</text:p>
          </table:table-cell>
          <table:table-cell table:style-name="ce26" table:formula="oooc:=[.F15]" office:value-type="float" office:value="252">
            <text:p>252</text:p>
          </table:table-cell>
          <table:table-cell table:style-name="ce26" table:formula="oooc:=[.I15]" office:value-type="float" office:value="209">
            <text:p>209</text:p>
          </table:table-cell>
          <table:table-cell table:style-name="ce26" table:formula="oooc:=[.L15]" office:value-type="float" office:value="1687">
            <text:p>1687</text:p>
          </table:table-cell>
          <table:table-cell/>
          <table:table-cell office:value-type="float" office:value="36">
            <text:p>36</text:p>
          </table:table-cell>
          <table:table-cell table:style-name="ce23" table:formula="oooc:=[.C15]*[.E15]/[.D15]" office:value-type="float" office:value="0.000672553118574366">
            <text:p>0.0007</text:p>
          </table:table-cell>
          <table:table-cell table:style-name="ce23" table:formula="oooc:=[.F15]*[.H15]/[.G15]" office:value-type="float" office:value="0.00264979944076764">
            <text:p>0.0026</text:p>
          </table:table-cell>
          <table:table-cell table:style-name="ce23" table:formula="oooc:=[.I15]*[.K15]/[.J15]" office:value-type="float" office:value="0.000711218677925395">
            <text:p>0.0007</text:p>
          </table:table-cell>
          <table:table-cell table:style-name="ce23" table:formula="oooc:=[.L15]*[.N15]/[.M15]" office:value-type="float" office:value="0.0011929638576669">
            <text:p>0.0012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>
            <draw:frame table:end-cell-address="Buildings.E44" table:end-x="0.9496in" table:end-y="0.1437in" draw:z-index="0" draw:style-name="gr1" svg:width="4.948in" svg:height="3.4583in" svg:x="0.0839in" svg:y="0.0504in">
              <draw:object draw:notify-on-update-of-ranges="Buildings.A19:Buildings.A22 Buildings.B18:Buildings.B18 Buildings.B19:Buildings.B22 Buildings.C18:Buildings.C18 Buildings.C19:Buildings.C22 Buildings.D18:Buildings.D18 Buildings.D19:Buildings.D22 Buildings.E18:Buildings.E18 Buildings.E19:Buildings.E2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Buildings.L45" table:end-x="0.3327in" table:end-y="0.0016in" draw:z-index="1" draw:style-name="gr1" svg:width="4.7559in" svg:height="3.4815in" svg:x="0.0217in" svg:y="0.0622in">
              <draw:object draw:notify-on-update-of-ranges="Buildings.G19:Buildings.G22 Buildings.H18:Buildings.H18 Buildings.H19:Buildings.H22 Buildings.I18:Buildings.I18 Buildings.I19:Buildings.I22 Buildings.J18:Buildings.J18 Buildings.J19:Buildings.J22 Buildings.K18:Buildings.K18 Buildings.K19:Buildings.K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>
            <draw:frame table:end-cell-address="Buildings.R44" table:end-x="0.3843in" table:end-y="0.1551in" draw:z-index="3" draw:style-name="gr1" svg:width="4.8055in" svg:height="3.4815in" svg:x="0.024in" svg:y="0.0386in">
              <draw:object draw:notify-on-update-of-ranges="Buildings.M19:Buildings.M22 Buildings.N18:Buildings.N18 Buildings.N19:Buildings.N22 Buildings.O18:Buildings.O18 Buildings.O19:Buildings.O22 Buildings.P18:Buildings.P18 Buildings.P19:Buildings.P22 Buildings.Q18:Buildings.Q18 Buildings.Q19:Buildings.Q2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0">
          <table:table-cell table:number-columns-repeated="17"/>
        </table:table-row>
        <table:table-row table:style-name="ro1">
          <table:table-cell table:number-columns-repeated="5"/>
          <table:table-cell>
            <draw:frame table:end-cell-address="Buildings.L66" table:end-x="0.6555in" table:end-y="0.0173in" draw:z-index="2" draw:style-name="gr1" svg:width="5.1043in" svg:height="3.4496in" svg:x="0.8854in" svg:y="0.1102in">
              <draw:object draw:notify-on-update-of-ranges="Buildings.G19:Buildings.G22 Buildings.H18:Buildings.H18 Buildings.H19:Buildings.H22 Buildings.I18:Buildings.I18 Buildings.I19:Buildings.I22 Buildings.J18:Buildings.J18 Buildings.J19:Buildings.J2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1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scientific-number number:decimal-places="3" number:min-integer-digits="1" number:min-exponent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3">03/03/2009</text:date>, <text:time>11:4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Andrew Larson</meta:initial-creator>
    <meta:creation-date>2008-09-16T12:00:41</meta:creation-date>
    <dc:creator>Andrew Larson</dc:creator>
    <dc:date>2009-03-03T11:49:22</dc:date>
    <meta:editing-cycles>4</meta:editing-cycles>
    <meta:editing-duration>PT2H20M57S</meta:editing-duration>
    <meta:user-defined meta:name="Info 1"/>
    <meta:user-defined meta:name="Info 2"/>
    <meta:user-defined meta:name="Info 3"/>
    <meta:user-defined meta:name="Info 4"/>
    <meta:document-statistic meta:table-count="3" meta:cell-count="35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7" number:title="User-defined">
      <number:number number:decimal-places="5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4.6199407577515pt" style:font-size-asian="14.6199407577515pt" style:font-size-complex="14.6199407577515pt"/>
    </style:style>
    <style:style style:name="ch3" style:family="chart">
      <style:graphic-properties draw:stroke="none" svg:stroke-color="#b3b3b3" draw:fill="none" draw:fill-color="#e6e6e6"/>
      <style:text-properties fo:font-size="8.99688625335693pt" style:font-size-asian="8.99688625335693pt" style:font-size-complex="8.99688625335693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10.1214981079102pt" style:font-size-asian="10.1214981079102pt" style:font-size-complex="10.1214981079102pt"/>
    </style:style>
    <style:style style:name="ch7" style:family="chart" style:data-style-name="N117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10.1214981079102pt" style:font-size-asian="10.1214981079102pt" style:font-size-complex="10.1214981079102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4.867cm" svg:height="12.644cm" chart:class="chart:line" chart:style-name="ch1">
        <chart:title svg:x="9.766cm" svg:y="0.253cm" chart:style-name="ch2">
          <text:p>Time / Iteration</text:p>
        </chart:title>
        <chart:legend chart:legend-position="end" svg:x="21.884cm" svg:y="5.703cm" chart:style-name="ch3"/>
        <chart:plot-area chart:style-name="ch4" table:cell-range-address="'Times and Iteration by Domain'.S13:'Times and Iteration by Domain'.W15 'Times and Iteration by Domain'.T12:'Times and Iteration by Domain'.W15 'Times and Iteration by Domain'.S12:'Times and Iteration by Domain'.S12" chart:data-source-has-labels="both" svg:x="0.631cm" svg:y="1.159cm" svg:width="20.854cm" svg:height="10.953cm">
          <chart:axis chart:dimension="x" chart:name="primary-x" chart:style-name="ch5">
            <chart:title svg:x="10.606cm" svg:y="11.664cm" chart:style-name="ch6">
              <text:p>Domian</text:p>
            </chart:title>
            <chart:categories table:cell-range-address="'Times and Iteration by Domain'.S13:'Times and Iteration by Domain'.S15"/>
          </chart:axis>
          <chart:axis chart:dimension="y" chart:name="primary-y" chart:style-name="ch7">
            <chart:title svg:x="0.499cm" svg:y="7.474cm" chart:style-name="ch8">
              <text:p>Seconds</text:p>
            </chart:title>
            <chart:grid chart:style-name="ch9" chart:class="major"/>
          </chart:axis>
          <chart:series chart:style-name="ch10" chart:values-cell-range-address="'Times and Iteration by Domain'.T13:'Times and Iteration by Domain'.T15" chart:label-cell-address="'Times and Iteration by Domain'.T12:'Times and Iteration by Domain'.T12" chart:class="chart:line">
            <chart:data-point chart:repeated="3"/>
          </chart:series>
          <chart:series chart:style-name="ch11" chart:values-cell-range-address="'Times and Iteration by Domain'.U13:'Times and Iteration by Domain'.U15" chart:label-cell-address="'Times and Iteration by Domain'.U12:'Times and Iteration by Domain'.U12" chart:class="chart:line">
            <chart:data-point chart:repeated="3"/>
          </chart:series>
          <chart:series chart:style-name="ch12" chart:values-cell-range-address="'Times and Iteration by Domain'.V13:'Times and Iteration by Domain'.V15" chart:label-cell-address="'Times and Iteration by Domain'.V12:'Times and Iteration by Domain'.V12" chart:class="chart:line">
            <chart:data-point chart:repeated="3"/>
          </chart:series>
          <chart:series chart:style-name="ch13" chart:values-cell-range-address="'Times and Iteration by Domain'.W13:'Times and Iteration by Domain'.W15" chart:label-cell-address="'Times and Iteration by Domain'.W12:'Times and Iteration by Domain'.W12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tran</text:p>
              </table:table-cell>
              <table:table-cell office:value-type="string">
                <text:p>CUDA SOR</text:p>
              </table:table-cell>
              <table:table-cell office:value-type="string">
                <text:p>CUDA GS RB</text:p>
              </table:table-cell>
              <table:table-cell office:value-type="string">
                <text:p>CUDA GS</text:p>
              </table:table-cell>
            </table:table-row>
          </table:table-header-rows>
          <table:table-rows>
            <table:table-row>
              <table:table-cell office:value-type="string">
                <text:p>64 x 64 x 21</text:p>
              </table:table-cell>
              <table:table-cell office:value-type="float" office:value="0.00232890853658537">
                <text:p>0.00232890853658537</text:p>
              </table:table-cell>
              <table:table-cell office:value-type="float" office:value="0.000299778301886792">
                <text:p>0.000299778301886792</text:p>
              </table:table-cell>
              <table:table-cell office:value-type="float" office:value="0.000290957592339261">
                <text:p>0.000290957592339261</text:p>
              </table:table-cell>
              <table:table-cell office:value-type="float" office:value="0.000283931681178835">
                <text:p>0.000283931681178835</text:p>
              </table:table-cell>
            </table:table-row>
            <table:table-row>
              <table:table-cell office:value-type="string">
                <text:p>128 x 128 x 21</text:p>
              </table:table-cell>
              <table:table-cell office:value-type="float" office:value="0.0112060833333333">
                <text:p>0.0112060833333333</text:p>
              </table:table-cell>
              <table:table-cell office:value-type="float" office:value="0.000947">
                <text:p>0.000947</text:p>
              </table:table-cell>
              <table:table-cell office:value-type="float" office:value="0.000931922663802363">
                <text:p>0.000931922663802363</text:p>
              </table:table-cell>
              <table:table-cell office:value-type="float" office:value="0.000944052254098361">
                <text:p>0.000944052254098361</text:p>
              </table:table-cell>
            </table:table-row>
            <table:table-row>
              <table:table-cell office:value-type="string">
                <text:p>256 x 256 x 21</text:p>
              </table:table-cell>
              <table:table-cell office:value-type="float" office:value="0.0490138528138528">
                <text:p>0.0490138528138528</text:p>
              </table:table-cell>
              <table:table-cell office:value-type="float" office:value="0.00355080291970803">
                <text:p>0.00355080291970803</text:p>
              </table:table-cell>
              <table:table-cell office:value-type="float" office:value="0.00353321504237288">
                <text:p>0.00353321504237288</text:p>
              </table:table-cell>
              <table:table-cell office:value-type="float" office:value="0.00390680947580645">
                <text:p>0.003906809475806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.6735239028931pt" style:font-size-asian="11.6735239028931pt" style:font-size-complex="11.6735239028931pt"/>
    </style:style>
    <style:style style:name="ch3" style:family="chart">
      <style:graphic-properties draw:stroke="none" svg:stroke-color="#b3b3b3" draw:fill="none" draw:fill-color="#e6e6e6"/>
      <style:text-properties fo:font-size="7.18370723724365pt" style:font-size-asian="7.18370723724365pt" style:font-size-complex="7.18370723724365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0816707611084pt" style:font-size-asian="8.0816707611084pt" style:font-size-complex="8.0816707611084pt"/>
    </style:style>
    <style:style style:name="ch7" style:family="chart">
      <style:chart-properties style:rotation-angle="90"/>
      <style:text-properties fo:font-size="8.0816707611084pt" style:font-size-asian="8.0816707611084pt" style:font-size-complex="8.0816707611084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3.411cm" svg:height="13.007cm" chart:class="chart:line" chart:style-name="ch1">
        <chart:title svg:x="10.104cm" svg:y="0.259cm" chart:style-name="ch2">
          <text:p>Time to Solution</text:p>
        </chart:title>
        <chart:legend chart:legend-position="end" svg:x="20.494cm" svg:y="5.602cm" chart:style-name="ch3"/>
        <chart:plot-area chart:style-name="ch4" table:cell-range-address="'Times and Iteration by Domain'.Z13:'Times and Iteration by Domain'.AD15 'Times and Iteration by Domain'.AA12:'Times and Iteration by Domain'.AD15 'Times and Iteration by Domain'.Z12:'Times and Iteration by Domain'.Z12" chart:data-source-has-labels="both" svg:x="0.734cm" svg:y="1.042cm" svg:width="19.292cm" svg:height="11.364cm">
          <chart:axis chart:dimension="x" chart:name="primary-x" chart:style-name="ch5">
            <chart:title svg:x="10.127cm" svg:y="12.106cm" chart:style-name="ch6">
              <text:p>Domain</text:p>
            </chart:title>
            <chart:categories table:cell-range-address="'Times and Iteration by Domain'.Z13:'Times and Iteration by Domain'.Z15"/>
          </chart:axis>
          <chart:axis chart:dimension="y" chart:name="primary-y" chart:style-name="ch5">
            <chart:title svg:x="0.468cm" svg:y="7.012cm" chart:style-name="ch7">
              <text:p>Seconds</text:p>
            </chart:title>
            <chart:grid chart:style-name="ch8" chart:class="major"/>
          </chart:axis>
          <chart:series chart:style-name="ch9" chart:values-cell-range-address="'Times and Iteration by Domain'.AA13:'Times and Iteration by Domain'.AA15" chart:label-cell-address="'Times and Iteration by Domain'.AA12:'Times and Iteration by Domain'.AA12" chart:class="chart:line">
            <chart:data-point chart:repeated="3"/>
          </chart:series>
          <chart:series chart:style-name="ch10" chart:values-cell-range-address="'Times and Iteration by Domain'.AB13:'Times and Iteration by Domain'.AB15" chart:label-cell-address="'Times and Iteration by Domain'.AB12:'Times and Iteration by Domain'.AB12" chart:class="chart:line">
            <chart:data-point chart:repeated="3"/>
          </chart:series>
          <chart:series chart:style-name="ch11" chart:values-cell-range-address="'Times and Iteration by Domain'.AC13:'Times and Iteration by Domain'.AC15" chart:label-cell-address="'Times and Iteration by Domain'.AC12:'Times and Iteration by Domain'.AC12" chart:class="chart:line">
            <chart:data-point chart:repeated="3"/>
          </chart:series>
          <chart:series chart:style-name="ch12" chart:values-cell-range-address="'Times and Iteration by Domain'.AD13:'Times and Iteration by Domain'.AD15" chart:label-cell-address="'Times and Iteration by Domain'.AD12:'Times and Iteration by Domain'.AD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tran</text:p>
              </table:table-cell>
              <table:table-cell office:value-type="string">
                <text:p>CUDA SOR</text:p>
              </table:table-cell>
              <table:table-cell office:value-type="string">
                <text:p>CUDA GS RB</text:p>
              </table:table-cell>
              <table:table-cell office:value-type="string">
                <text:p>CUDA GS</text:p>
              </table:table-cell>
            </table:table-row>
          </table:table-header-rows>
          <table:table-rows>
            <table:table-row>
              <table:table-cell office:value-type="string">
                <text:p>64 x 64 x 21</text:p>
              </table:table-cell>
              <table:table-cell office:value-type="float" office:value="0.381941">
                <text:p>0.381941</text:p>
              </table:table-cell>
              <table:table-cell office:value-type="float" office:value="0.063553">
                <text:p>0.063553</text:p>
              </table:table-cell>
              <table:table-cell office:value-type="float" office:value="0.42538">
                <text:p>0.42538</text:p>
              </table:table-cell>
              <table:table-cell office:value-type="float" office:value="0.42391">
                <text:p>0.42391</text:p>
              </table:table-cell>
            </table:table-row>
            <table:table-row>
              <table:table-cell office:value-type="string">
                <text:p>128 x 128 x 21</text:p>
              </table:table-cell>
              <table:table-cell office:value-type="float" office:value="1.34473">
                <text:p>1.34473</text:p>
              </table:table-cell>
              <table:table-cell office:value-type="float" office:value="0.131633">
                <text:p>0.131633</text:p>
              </table:table-cell>
              <table:table-cell office:value-type="float" office:value="0.86762">
                <text:p>0.86762</text:p>
              </table:table-cell>
              <table:table-cell office:value-type="float" office:value="0.921395">
                <text:p>0.921395</text:p>
              </table:table-cell>
            </table:table-row>
            <table:table-row>
              <table:table-cell office:value-type="string">
                <text:p>256 x 256 x 21</text:p>
              </table:table-cell>
              <table:table-cell office:value-type="float" office:value="11.3222">
                <text:p>11.3222</text:p>
              </table:table-cell>
              <table:table-cell office:value-type="float" office:value="0.97292">
                <text:p>0.97292</text:p>
              </table:table-cell>
              <table:table-cell office:value-type="float" office:value="6.67071">
                <text:p>6.67071</text:p>
              </table:table-cell>
              <table:table-cell office:value-type="float" office:value="7.75111">
                <text:p>7.75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6678590774536pt" style:font-size-asian="11.6678590774536pt" style:font-size-complex="11.6678590774536pt"/>
    </style:style>
    <style:style style:name="ch3" style:family="chart">
      <style:text-properties fo:font-size="9.87280368804932pt" style:font-size-asian="9.87280368804932pt" style:font-size-complex="9.87280368804932pt"/>
    </style:style>
    <style:style style:name="ch4" style:family="chart">
      <style:graphic-properties draw:stroke="none" svg:stroke-color="#b3b3b3" draw:fill="none" draw:fill-color="#e6e6e6"/>
      <style:text-properties fo:font-size="7.18022060394287pt" style:font-size-asian="7.18022060394287pt" style:font-size-complex="7.18022060394287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8.07774829864502pt" style:font-size-asian="8.07774829864502pt" style:font-size-complex="8.07774829864502pt"/>
    </style:style>
    <style:style style:name="ch8" style:family="chart" style:data-style-name="N118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8.07774829864502pt" style:font-size-asian="8.07774829864502pt" style:font-size-complex="8.07774829864502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2.569cm" svg:height="8.785cm" chart:class="chart:line" chart:style-name="ch1">
        <chart:title svg:x="4.79cm" svg:y="0.175cm" chart:style-name="ch2">
          <text:p>Time / Iteration</text:p>
        </chart:title>
        <chart:subtitle svg:x="3.241cm" svg:y="0.876cm" chart:style-name="ch3">
          <text:p>as a function of number of buildings</text:p>
        </chart:subtitle>
        <chart:legend chart:legend-position="end" svg:x="9.658cm" svg:y="3.493cm" chart:style-name="ch4"/>
        <chart:plot-area chart:style-name="ch5" table:cell-range-address="Buildings.A19:Buildings.E22 Buildings.B18:Buildings.E22 Buildings.A18:Buildings.A18" chart:data-source-has-labels="both" svg:x="0.299cm" svg:y="1.523cm" svg:width="9.105cm" svg:height="6.914cm">
          <chart:axis chart:dimension="x" chart:name="primary-x" chart:style-name="ch6">
            <chart:title svg:x="4.505cm" svg:y="8.053cm" chart:style-name="ch7">
              <text:p>buildings</text:p>
            </chart:title>
            <chart:categories table:cell-range-address="Buildings.A19:Buildings.A22"/>
          </chart:axis>
          <chart:axis chart:dimension="y" chart:name="primary-y" chart:style-name="ch8">
            <chart:title svg:x="0.251cm" svg:y="5.247cm" chart:style-name="ch9">
              <text:p>seconds</text:p>
            </chart:title>
            <chart:grid chart:style-name="ch10" chart:class="major"/>
          </chart:axis>
          <chart:series chart:style-name="ch11" chart:values-cell-range-address="Buildings.B19:Buildings.B22" chart:label-cell-address="Buildings.B18:Buildings.B18" chart:class="chart:line">
            <chart:data-point chart:repeated="4"/>
          </chart:series>
          <chart:series chart:style-name="ch12" chart:values-cell-range-address="Buildings.C19:Buildings.C22" chart:label-cell-address="Buildings.C18:Buildings.C18" chart:class="chart:line">
            <chart:data-point chart:repeated="4"/>
          </chart:series>
          <chart:series chart:style-name="ch13" chart:values-cell-range-address="Buildings.D19:Buildings.D22" chart:label-cell-address="Buildings.D18:Buildings.D18" chart:class="chart:line">
            <chart:data-point chart:repeated="4"/>
          </chart:series>
          <chart:series chart:style-name="ch14" chart:values-cell-range-address="Buildings.E19:Buildings.E22" chart:label-cell-address="Buildings.E18:Buildings.E18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tran SOR</text:p>
              </table:table-cell>
              <table:table-cell office:value-type="string">
                <text:p>CUDA SOR RB</text:p>
              </table:table-cell>
              <table:table-cell office:value-type="string">
                <text:p>C++ SOR</text:p>
              </table:table-cell>
              <table:table-cell office:value-type="string">
                <text:p>CUDA GS R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98382636655949">
                <text:p>0.0498382636655949</text:p>
              </table:table-cell>
              <table:table-cell office:value-type="float" office:value="0.00355242744063325">
                <text:p>0.00355242744063325</text:p>
              </table:table-cell>
              <table:table-cell office:value-type="float" office:value="0.0514982222222222">
                <text:p>0.0514982222222222</text:p>
              </table:table-cell>
              <table:table-cell office:value-type="float" office:value="0.00353650781547846">
                <text:p>0.00353650781547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90307947019868">
                <text:p>0.0490307947019868</text:p>
              </table:table-cell>
              <table:table-cell office:value-type="float" office:value="0.00354482288828338">
                <text:p>0.00354482288828338</text:p>
              </table:table-cell>
              <table:table-cell office:value-type="float" office:value="0.0501698884758364">
                <text:p>0.0501698884758364</text:p>
              </table:table-cell>
              <table:table-cell office:value-type="float" office:value="0.00353630659253376">
                <text:p>0.003536306592533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88984905660377">
                <text:p>0.0488984905660377</text:p>
              </table:table-cell>
              <table:table-cell office:value-type="float" office:value="0.00354094801223242">
                <text:p>0.00354094801223242</text:p>
              </table:table-cell>
              <table:table-cell office:value-type="float" office:value="0.0497837735849057">
                <text:p>0.0497837735849057</text:p>
              </table:table-cell>
              <table:table-cell office:value-type="float" office:value="0.00353645364536454">
                <text:p>0.00353645364536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95641148325359">
                <text:p>0.0495641148325359</text:p>
              </table:table-cell>
              <table:table-cell office:value-type="float" office:value="0.00355078571428571">
                <text:p>0.00355078571428571</text:p>
              </table:table-cell>
              <table:table-cell office:value-type="float" office:value="0.0502038277511962">
                <text:p>0.0502038277511962</text:p>
              </table:table-cell>
              <table:table-cell office:value-type="float" office:value="0.00353079430942501">
                <text:p>0.003530794309425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6758403778076pt" style:font-size-asian="11.6758403778076pt" style:font-size-complex="11.6758403778076pt"/>
    </style:style>
    <style:style style:name="ch3" style:family="chart">
      <style:graphic-properties draw:stroke="none" svg:stroke-color="#b3b3b3" draw:fill="none" draw:fill-color="#e6e6e6"/>
      <style:text-properties fo:font-size="7.18513250350952pt" style:font-size-asian="7.18513250350952pt" style:font-size-complex="7.18513250350952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08327388763428pt" style:font-size-asian="8.08327388763428pt" style:font-size-complex="8.08327388763428pt"/>
    </style:style>
    <style:style style:name="ch7" style:family="chart" style:data-style-name="N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08327388763428pt" style:font-size-asian="8.08327388763428pt" style:font-size-complex="8.08327388763428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081cm" svg:height="8.844cm" chart:class="chart:line" chart:style-name="ch1">
        <chart:title svg:x="3.488cm" svg:y="0.176cm" chart:style-name="ch2">
          <text:p>Iterations to Convergence</text:p>
        </chart:title>
        <chart:legend chart:legend-position="end" svg:x="9.179cm" svg:y="3.521cm" chart:style-name="ch3"/>
        <chart:plot-area chart:style-name="ch4" table:cell-range-address="Buildings.G19:Buildings.K22 Buildings.H18:Buildings.K22 Buildings.G18:Buildings.G18" chart:data-source-has-labels="both" svg:x="0.279cm" svg:y="0.874cm" svg:width="8.658cm" svg:height="7.618cm">
          <chart:axis chart:dimension="x" chart:name="primary-x" chart:style-name="ch5">
            <chart:title svg:x="4.261cm" svg:y="8.11cm" chart:style-name="ch6">
              <text:p>buildings</text:p>
            </chart:title>
            <chart:categories table:cell-range-address="Buildings.G19:Buildings.G22"/>
          </chart:axis>
          <chart:axis chart:dimension="y" chart:name="primary-y" chart:style-name="ch7">
            <chart:title svg:x="0.241cm" svg:y="4.998cm" chart:style-name="ch8">
              <text:p>iterations</text:p>
            </chart:title>
            <chart:grid chart:style-name="ch9" chart:class="major"/>
          </chart:axis>
          <chart:series chart:style-name="ch10" chart:values-cell-range-address="Buildings.H19:Buildings.H22" chart:label-cell-address="Buildings.H18:Buildings.H18" chart:class="chart:line">
            <chart:data-point chart:repeated="4"/>
          </chart:series>
          <chart:series chart:style-name="ch11" chart:values-cell-range-address="Buildings.I19:Buildings.I22" chart:label-cell-address="Buildings.I18:Buildings.I18" chart:class="chart:line">
            <chart:data-point chart:repeated="4"/>
          </chart:series>
          <chart:series chart:style-name="ch12" chart:values-cell-range-address="Buildings.J19:Buildings.J22" chart:label-cell-address="Buildings.J18:Buildings.J18" chart:class="chart:line">
            <chart:data-point chart:repeated="4"/>
          </chart:series>
          <chart:series chart:style-name="ch13" chart:values-cell-range-address="Buildings.K19:Buildings.K22" chart:label-cell-address="Buildings.K18:Buildings.K18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tran SOR</text:p>
              </table:table-cell>
              <table:table-cell office:value-type="string">
                <text:p>CUDA SOR RB</text:p>
              </table:table-cell>
              <table:table-cell office:value-type="string">
                <text:p>C++ SOR</text:p>
              </table:table-cell>
              <table:table-cell office:value-type="string">
                <text:p>CUDA GS R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1">
                <text:p>311</text:p>
              </table:table-cell>
              <table:table-cell office:value-type="float" office:value="379">
                <text:p>379</text:p>
              </table:table-cell>
              <table:table-cell office:value-type="float" office:value="225">
                <text:p>225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">
                <text:p>302</text:p>
              </table:table-cell>
              <table:table-cell office:value-type="float" office:value="367">
                <text:p>367</text:p>
              </table:table-cell>
              <table:table-cell office:value-type="float" office:value="269">
                <text:p>269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5">
                <text:p>265</text:p>
              </table:table-cell>
              <table:table-cell office:value-type="float" office:value="327">
                <text:p>327</text:p>
              </table:table-cell>
              <table:table-cell office:value-type="float" office:value="265">
                <text:p>265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9">
                <text:p>209</text:p>
              </table:table-cell>
              <table:table-cell office:value-type="float" office:value="252">
                <text:p>252</text:p>
              </table:table-cell>
              <table:table-cell office:value-type="float" office:value="209">
                <text:p>209</text:p>
              </table:table-cell>
              <table:table-cell office:value-type="float" office:value="1687">
                <text:p>16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6030759811401pt" style:font-size-asian="11.6030759811401pt" style:font-size-complex="11.6030759811401pt"/>
    </style:style>
    <style:style style:name="ch3" style:family="chart">
      <style:graphic-properties draw:stroke="none" svg:stroke-color="#b3b3b3" draw:fill="none" draw:fill-color="#e6e6e6"/>
      <style:text-properties fo:font-size="7.1403546333313pt" style:font-size-asian="7.1403546333313pt" style:font-size-complex="7.1403546333313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03289890289307pt" style:font-size-asian="8.03289890289307pt" style:font-size-complex="8.03289890289307pt"/>
    </style:style>
    <style:style style:name="ch7" style:family="chart" style:data-style-name="N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03289890289307pt" style:font-size-asian="8.03289890289307pt" style:font-size-complex="8.03289890289307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2.966cm" svg:height="8.763cm" chart:class="chart:line" chart:style-name="ch1">
        <chart:title svg:x="3.931cm" svg:y="0.174cm" chart:style-name="ch2">
          <text:p>Iterations to Convergence</text:p>
        </chart:title>
        <chart:legend chart:legend-position="end" svg:x="10.047cm" svg:y="3.689cm" chart:style-name="ch3"/>
        <chart:plot-area chart:style-name="ch4" table:cell-range-address="Buildings.G19:Buildings.J22 Buildings.H18:Buildings.J22 Buildings.G18:Buildings.G18" chart:data-source-has-labels="both" svg:x="0.315cm" svg:y="0.869cm" svg:width="9.471cm" svg:height="7.545cm">
          <chart:axis chart:dimension="x" chart:name="primary-x" chart:style-name="ch5">
            <chart:title svg:x="4.703cm" svg:y="8.033cm" chart:style-name="ch6">
              <text:p>buildings</text:p>
            </chart:title>
            <chart:categories table:cell-range-address="Buildings.G19:Buildings.G22"/>
          </chart:axis>
          <chart:axis chart:dimension="y" chart:name="primary-y" chart:style-name="ch7">
            <chart:title svg:x="0.259cm" svg:y="4.954cm" chart:style-name="ch8">
              <text:p>iterations</text:p>
            </chart:title>
            <chart:grid chart:style-name="ch9" chart:class="major"/>
          </chart:axis>
          <chart:series chart:style-name="ch10" chart:values-cell-range-address="Buildings.H19:Buildings.H22" chart:label-cell-address="Buildings.H18:Buildings.H18" chart:class="chart:line">
            <chart:data-point chart:repeated="4"/>
          </chart:series>
          <chart:series chart:style-name="ch11" chart:values-cell-range-address="Buildings.I19:Buildings.I22" chart:label-cell-address="Buildings.I18:Buildings.I18" chart:class="chart:line">
            <chart:data-point chart:repeated="4"/>
          </chart:series>
          <chart:series chart:style-name="ch12" chart:values-cell-range-address="Buildings.J19:Buildings.J22" chart:label-cell-address="Buildings.J18:Buildings.J18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tran SOR</text:p>
              </table:table-cell>
              <table:table-cell office:value-type="string">
                <text:p>CUDA SOR RB</text:p>
              </table:table-cell>
              <table:table-cell office:value-type="string">
                <text:p>C++ S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1">
                <text:p>311</text:p>
              </table:table-cell>
              <table:table-cell office:value-type="float" office:value="379">
                <text:p>37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">
                <text:p>302</text:p>
              </table:table-cell>
              <table:table-cell office:value-type="float" office:value="367">
                <text:p>36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5">
                <text:p>265</text:p>
              </table:table-cell>
              <table:table-cell office:value-type="float" office:value="327">
                <text:p>32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9">
                <text:p>209</text:p>
              </table:table-cell>
              <table:table-cell office:value-type="float" office:value="252">
                <text:p>252</text:p>
              </table:table-cell>
              <table:table-cell office:value-type="float" office:value="209">
                <text:p>2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.6758403778076pt" style:font-size-asian="11.6758403778076pt" style:font-size-complex="11.6758403778076pt"/>
    </style:style>
    <style:style style:name="ch3" style:family="chart">
      <style:graphic-properties draw:stroke="none" svg:stroke-color="#b3b3b3" draw:fill="none" draw:fill-color="#e6e6e6"/>
      <style:text-properties fo:font-size="7.18513250350952pt" style:font-size-asian="7.18513250350952pt" style:font-size-complex="7.18513250350952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08327388763428pt" style:font-size-asian="8.08327388763428pt" style:font-size-complex="8.08327388763428pt"/>
    </style:style>
    <style:style style:name="ch7" style:family="chart" style:data-style-name="N118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2.207cm" svg:height="8.844cm" chart:class="chart:line" chart:style-name="ch1">
        <chart:title svg:x="3.286cm" svg:y="0.176cm" chart:style-name="ch2">
          <text:p>Iterations * Tolerance / Time</text:p>
        </chart:title>
        <chart:legend chart:legend-position="end" svg:x="9.303cm" svg:y="3.521cm" chart:style-name="ch3"/>
        <chart:plot-area chart:style-name="ch4" table:cell-range-address="Buildings.M19:Buildings.Q22 Buildings.N18:Buildings.Q22 Buildings.M18:Buildings.M18" chart:data-source-has-labels="both" svg:x="0.243cm" svg:y="0.875cm" svg:width="8.815cm" svg:height="7.619cm">
          <chart:axis chart:dimension="x" chart:name="primary-x" chart:style-name="ch5">
            <chart:title svg:x="3.989cm" svg:y="8.11cm" chart:style-name="ch6">
              <text:p>buildings</text:p>
            </chart:title>
            <chart:categories table:cell-range-address="Buildings.M19:Buildings.M2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Buildings.N19:Buildings.N22" chart:label-cell-address="Buildings.N18:Buildings.N18" chart:class="chart:line">
            <chart:data-point chart:repeated="4"/>
          </chart:series>
          <chart:series chart:style-name="ch10" chart:values-cell-range-address="Buildings.O19:Buildings.O22" chart:label-cell-address="Buildings.O18:Buildings.O18" chart:class="chart:line">
            <chart:data-point chart:repeated="4"/>
          </chart:series>
          <chart:series chart:style-name="ch11" chart:values-cell-range-address="Buildings.P19:Buildings.P22" chart:label-cell-address="Buildings.P18:Buildings.P18" chart:class="chart:line">
            <chart:data-point chart:repeated="4"/>
          </chart:series>
          <chart:series chart:style-name="ch12" chart:values-cell-range-address="Buildings.Q19:Buildings.Q22" chart:label-cell-address="Buildings.Q18:Buildings.Q18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tran SOR</text:p>
              </table:table-cell>
              <table:table-cell office:value-type="string">
                <text:p>CUDA SOR RB</text:p>
              </table:table-cell>
              <table:table-cell office:value-type="string">
                <text:p>C++ SOR</text:p>
              </table:table-cell>
              <table:table-cell office:value-type="string">
                <text:p>CUDA GS R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339279476376962">
                <text:p>0.0000339279476376962</text:p>
              </table:table-cell>
              <table:table-cell office:value-type="float" office:value="0.000118763861345693">
                <text:p>0.000118763861345693</text:p>
              </table:table-cell>
              <table:table-cell office:value-type="float" office:value="0.000034662749954691">
                <text:p>0.000034662749954691</text:p>
              </table:table-cell>
              <table:table-cell office:value-type="float" office:value="0.0000535214425856972">
                <text:p>0.0000535214425856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989551572535168">
                <text:p>0.0000989551572535168</text:p>
              </table:table-cell>
              <table:table-cell office:value-type="float" office:value="0.000363707875014413">
                <text:p>0.000363707875014413</text:p>
              </table:table-cell>
              <table:table-cell office:value-type="float" office:value="0.00010300441473951">
                <text:p>0.00010300441473951</text:p>
              </table:table-cell>
              <table:table-cell office:value-type="float" office:value="0.00016326271065381">
                <text:p>0.000163262710653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32190213071361">
                <text:p>0.000332190213071361</text:p>
              </table:table-cell>
              <table:table-cell office:value-type="float" office:value="0.00126553397127534">
                <text:p>0.00126553397127534</text:p>
              </table:table-cell>
              <table:table-cell office:value-type="float" office:value="0.000348197791202711">
                <text:p>0.000348197791202711</text:p>
              </table:table-cell>
              <table:table-cell office:value-type="float" office:value="0.000567141606006617">
                <text:p>0.0005671416060066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672553118574366">
                <text:p>0.000672553118574366</text:p>
              </table:table-cell>
              <table:table-cell office:value-type="float" office:value="0.00264979944076764">
                <text:p>0.00264979944076764</text:p>
              </table:table-cell>
              <table:table-cell office:value-type="float" office:value="0.000711218677925395">
                <text:p>0.000711218677925395</text:p>
              </table:table-cell>
              <table:table-cell office:value-type="float" office:value="0.0011929638576669">
                <text:p>0.00119296385766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